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Python dersi</text:p>
      <text:p text:style-name="rststyle-textbody">Bu yazıda python programlama dilini hızlıca anlatacağım. Bu yazıda karıştırılmaması için girdilerin olduğu satırlar <text:span text:style-name="rststyle-emphasis">&lt;-</text:span> ile çıktıların olduğu satırlar <text:span text:style-name="rststyle-emphasis">-&gt;</text:span> ile işaretlenmiştir.</text:p>
      <text:section text:name="Section1" text:style-name="Sect1">
        <text:h text:outline-level="1" text:style-name="rststyle-heading1">Açıklama satırları</text:h>
        <text:p text:style-name="rststyle-textbody">Python programlama dilinde açıklamalar <text:span text:style-name="rststyle-strong">#</text:span> işaretinden sonrası için geçerlidir. Örneğin:</text:p>
        <ns0:p ns0:style-name="rststyle-codeblock">#bu bir açıklama satırıdır.</ns0:p>
        <text:span text:style-name="rststyle-comment">
          <text:span text:style-name="rststyle-single">#bu bir açıklama satırıdır.</text:span>
        </text:span>
        <text:p text:style-name="rststyle-textbody">Bununla birlikte çoklu açıklama satırı yapmak için <text:span text:style-name="rststyle-strong">"""</text:span> işareti arasına alabiliriz.</text:p>
        <ns0:p ns0:style-name="rststyle-codeblock">""" Bu bir açıklama satırı<ns0:line-break/>Bu diğer açıklama satırı<ns0:line-break/>Bu son açıklama satırı """</ns0:p>
        <text:span text:style-name="rststyle-literal">
          <text:span text:style-name="rststyle-string">
            <text:span text:style-name="rststyle-doc">""" Bu bir açıklama satırı
Bu diğer açıklama satırı
Bu son açıklama satırı """</text:span>
          </text:span>
        </text:span>
      </text:section>
      <text:section text:name="Section2" text:style-name="Sect1">
        <text:h text:outline-level="1" text:style-name="rststyle-heading1">Temel bilgiler</text:h>
        <text:p text:style-name="rststyle-textbody">Python programlarının ilk satırında <text:span text:style-name="rststyle-strong">#!/usr/bin/python3</text:span> satırı bulunmalıdır.
Bir python programını çalıştırmak için Şunları uygulamamız gereklidir.</text:p>
        <ns0:p ns0:style-name="rststyle-codeblock">#!/usr/bin/python3<ns0:line-break/># Çalıştırma izni vererek çalıştırabiliriz.<ns0:line-break/>chmod +x dosya.py<ns0:line-break/>./dosya.py<ns0:line-break/># Veya doğrudan çalıştırabiliriz.<ns0:line-break/>python3 dosya.py</ns0:p>
        <text:span text:style-name="rststyle-comment">
          <text:span text:style-name="rststyle-hashbang">#!/usr/bin/python3
</text:span>
        </text:span>
        <text:span text:style-name="rststyle-comment">
          <text:span text:style-name="rststyle-single"># Çalıştırma izni vererek çalıştırabiliriz.
</text:span>
       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
</text:span>
        <text:span text:style-name="rststyle-comment">
          <text:span text:style-name="rststyle-single"># Veya doğrudan çalıştırabiliriz.
</text:span>
        </text:span>
        <text:span text:style-name="rststyle-whitespace"> </text:span>
        <text:p text:style-name="rststyle-textbody">Python programlama dilinde satır sonuna <text:span text:style-name="rststyle-strong">;</text:span> koyulmaz.</text:p>
        <text:p text:style-name="rststyle-textbody">Python programlarında işler işlevler üzerinden yürür. işlevlerin girdileri ve çıktıları bulunur.</text:p>
        <ns0:p ns0:style-name="rststyle-codeblock">cikti = islev(girdi1, girdi2)</ns0:p>
        <text:span text:style-name="rststyle-name">
          <text:span text:style-name="rststyle-variable">cikti</text:span>
        </text:span>
        <text:span text:style-name="rststyle-whitespace"> </text:span>
        <text:span text:style-name="rststyle-operator">=</text:span>
        <text:span text:style-name="rststyle-whitespace"> </text:span>
        <text:span text:style-name="rststyle-operator">(</text:span>
        <text:span text:style-name="rststyle-whitespace"> </text:span>
        <text:span text:style-name="rststyle-operator">)</text:span>
        <text:p text:style-name="rststyle-textbody">Pythonda girintileme olayı için de <text:span text:style-name="rststyle-strong">{</text:span> ve <text:span text:style-name="rststyle-strong">}</text:span> kullanılmak yerine boşluklandırma kullanılır. Herhangi bir girintilemeye başlanan satırın sonunda <text:span text:style-name="rststyle-strong">:</text:span> işareti bulunur. Örneğin:</text:p>
        <ns0:p ns0:style-name="rststyle-codeblock">f = 12 # f sayısını 12ye eşitledik<ns0:line-break/>if f == 12: # f sayısı 12ye eşit mi diye sorguladık<ns0:line-break/><ns0:s ns0:c="4"/>print("eşit") # ekrana yazı yazdırık</ns0:p>
        <text:span text:style-name="rststyle-name">f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comment">
          <text:span text:style-name="rststyle-single"># f sayısını 12ye eşitledik</text:span>
        </text:span>
        <text:span text:style-name="rststyle-whitespace">
</text:span>
        <text:span text:style-name="rststyle-keyword">if</text:span>
        <text:span text:style-name="rststyle-name">f</text:span>
        <text:span text:style-name="rststyle-operator">=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:</text:span>
        <text:span text:style-name="rststyle-comment">
          <text:span text:style-name="rststyle-single"># f sayısı 12ye eşit mi diye sorguladık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"</text:span>
          </text:span>
        </text:span>
        <text:span text:style-name="rststyle-punctuation">)</text:span>
        <text:span text:style-name="rststyle-comment">
          <text:span text:style-name="rststyle-single"># ekrana yazı yazdırık</text:span>
        </text:span>
        <text:p text:style-name="rststyle-textbody">Girintileme için 4 boşluk, 2 boşluk veya tek tab kullanabilirsiniz. Bu yazıda 4 boşluğu tercih edeceğiz.</text:p>
      </text:section>
      <text:section text:name="Section3" text:style-name="Sect1">
        <text:h text:outline-level="1" text:style-name="rststyle-heading1">Yazı yazdırma</text:h>
        <text:p text:style-name="rststyle-textbody">Pythonda ekrana yazı yazmak için <text:span text:style-name="rststyle-strong">print</text:span> işlevini kullanıyoruz.</text:p>
        <ns0:p ns0:style-name="rststyle-codeblock">print("Merhaba Dünya")<ns0:line-break/>-&gt; Merhaba Dünya</ns0:p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punctuation">)</text:span>
        <text:span text:style-name="rststyle-whitespace">
</text:span>
        <text:span text:style-name="rststyle-operator">-&gt;</text:span>
        <text:span text:style-name="rststyle-name">Merhaba</text:span>
        <text:span text:style-name="rststyle-name">Dünya</text:span>
        <text:p text:style-name="rststyle-textbody">Birden çok ifadeyi yazdırmak için <text:span text:style-name="rststyle-strong">print</text:span> işlevine birden çok girdi verebilirsiniz. Bu şekilde aralarına birer boşluk koyarak yazdırır.</text:p>
        <ns0:p ns0:style-name="rststyle-codeblock"># Yazılar tırnak içine alınır.<ns0:line-break/># Sayılar tırnak içine alınmaz.<ns0:line-break/># True ve False doğruluk belirtir.<ns0:line-break/>print("Merhaba",12,"Dünya",True)<ns0:line-break/>-&gt; Merhaba 12 Dünya True</ns0:p>
        <text:span text:style-name="rststyle-comment">
          <text:span text:style-name="rststyle-single"># Yazılar tırnak içine alınır.</text:span>
        </text:span>
        <text:span text:style-name="rststyle-whitespace">
</text:span>
        <text:span text:style-name="rststyle-comment">
          <text:span text:style-name="rststyle-single"># Sayılar tırnak içine alınmaz.</text:span>
        </text:span>
        <text:span text:style-name="rststyle-whitespace">
</text:span>
        <text:span text:style-name="rststyle-comment">
          <text:span text:style-name="rststyle-single"># True ve False doğruluk belirtir.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Dünya"</text:span>
          </text:span>
        </text:span>
        <text:span text:style-name="rststyle-punctuation">,</text:span>
        <text:span text:style-name="rststyle-keyword">
          <text:span text:style-name="rststyle-constant">True</text:span>
        </text:span>
        <text:span text:style-name="rststyle-punctuation">)</text:span>
        <text:span text:style-name="rststyle-whitespace">
</text:span>
        <text:span text:style-name="rststyle-operator">-&gt;</text:span>
        <text:span text:style-name="rststyle-name">Merhaba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Dünya</text:span>
        <text:span text:style-name="rststyle-keyword">
          <text:span text:style-name="rststyle-constant">True</text:span>
        </text:span>
      </text:section>
      <text:section text:name="Section4" text:style-name="Sect1">
        <text:h text:outline-level="1" text:style-name="rststyle-heading1">Değişkenler</text:h>
        <text:p text:style-name="rststyle-textbody">Değişkenler içerisinde veri bulunduran ve ihtiyaç durumunda bu veriyi düzenleme imkanı tanıyan kavramlardır.
Değişkenler tanımlanırken <text:span text:style-name="rststyle-strong">degisken = deger</text:span> şeklinde bir ifade kulanılır.</text:p>
        <ns0:p ns0:style-name="rststyle-codeblock">i = 12<ns0:line-break/>yazi = "merhaba dünya"<ns0:line-break/>k = 1.2<ns0:line-break/>hmm = True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whitespace">
</text:span>
        <text:span text:style-name="rststyle-name">yazi</text:span>
        <text:span text:style-name="rststyle-operator">=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whitespace">
</text:span>
        <text:span text:style-name="rststyle-name">k</text:span>
        <text:span text:style-name="rststyle-operator">=</text:span>
        <text:span text:style-name="rststyle-literal">
          <text:span text:style-name="rststyle-number">
            <text:span text:style-name="rststyle-float">1.2</text:span>
          </text:span>
        </text:span>
        <text:span text:style-name="rststyle-whitespace">
</text:span>
        <text:span text:style-name="rststyle-name">hmm</text:span>
        <text:span text:style-name="rststyle-operator">=</text:span>
        <text:span text:style-name="rststyle-keyword">
          <text:span text:style-name="rststyle-constant">True</text:span>
        </text:span>
        <text:p text:style-name="rststyle-textbody">Değişken adları sayı ile başlayamaz, Türkçe karakter içeremez ve sadece harfler, sayılar ve <text:span text:style-name="rststyle-strong">-</text:span> <text:span text:style-name="rststyle-strong">_</text:span> karakterlerinden oluşur.</text:p>
        <text:p text:style-name="rststyle-textbody">Değişkenler kullanılırken başına herhangi bir işaret almasına gerek yoktur. Örneğin:</text:p>
        <ns0:p ns0:style-name="rststyle-codeblock">i = 12<ns0:line-break/>print(i)<ns0:line-break/>-&gt; 12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i</text:span>
        <text:span text:style-name="rststyle-punctuation">)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12</text:span>
          </text:span>
        </text:span>
        <text:p text:style-name="rststyle-textbody">Değişkenler tanımlanırken her ne kadar türlerini belirtmesek bile birer türe sahip olarak tanımlanır. Bunlar başlıca <text:span text:style-name="rststyle-strong">integer</text:span>, <text:span text:style-name="rststyle-strong">float</text:span>, <text:span text:style-name="rststyle-strong">string</text:span>, <text:span text:style-name="rststyle-strong">boolean</text:span> türleridir.</text:p>
        <text:p text:style-name="rststyle-textbody">Bir değişkenin türünü öğrenmek için <text:span text:style-name="rststyle-strong">type</text:span> işlevini kullanabiliriz.</text:p>
        <ns0:p ns0:style-name="rststyle-codeblock">veri = "abc123"<ns0:line-break/>turu = type(veri)<ns0:line-break/>print(turu)<ns0:line-break/>-&gt; &lt;class 'str'&gt;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abc123"</text:span>
          </text:span>
        </text:span>
        <text:span text:style-name="rststyle-whitespace">
</text:span>
        <text:span text:style-name="rststyle-name">turu</text:span>
        <text:span text:style-name="rststyle-operator">=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veri</text:span>
        <text:span text:style-name="rststyle-punctuation">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uru</text:span>
        <text:span text:style-name="rststyle-punctuation">)</text:span>
        <text:span text:style-name="rststyle-whitespace">
</text:span>
        <text:span text:style-name="rststyle-operator">-&gt;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str</text:span>
        </text:span>
        <text:span text:style-name="rststyle-literal">
          <text:span text:style-name="rststyle-string">
            <text:span text:style-name="rststyle-single">'&gt;</text:span>
          </text:span>
        </text:span>
        <text:p text:style-name="rststyle-textbody">Boş bir değişken tanımlamak için onun değerine <text:span text:style-name="rststyle-strong">None</text:span> atayabiliriz. Bu sayede değişken tanımlanmış fakar değeri atanmamış olur.</text:p>
        <ns0:p ns0:style-name="rststyle-codeblock">veri = None<ns0:line-break/>tur = type(veri)<ns0:line-break/>print(tur)<ns0:line-break/>-&gt; &lt;class 'NoneType'&gt;</ns0:p>
        <text:span text:style-name="rststyle-name">veri</text:span>
        <text:span text:style-name="rststyle-operator">=</text:span>
        <text:span text:style-name="rststyle-keyword">
          <text:span text:style-name="rststyle-constant">None</text:span>
        </text:span>
        <text:span text:style-name="rststyle-whitespace">
</text:span>
        <text:span text:style-name="rststyle-name">tur</text:span>
        <text:span text:style-name="rststyle-operator">=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veri</text:span>
        <text:span text:style-name="rststyle-punctuation">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ur</text:span>
        <text:span text:style-name="rststyle-punctuation">)</text:span>
        <text:span text:style-name="rststyle-whitespace">
</text:span>
        <text:span text:style-name="rststyle-operator">-&gt;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NoneType</text:span>
        </text:span>
        <text:span text:style-name="rststyle-literal">
          <text:span text:style-name="rststyle-string">
            <text:span text:style-name="rststyle-single">'&gt;</text:span>
          </text:span>
        </text:span>
        <text:section text:name="Section5" text:style-name="Sect2">
          <text:h text:outline-level="2" text:style-name="rststyle-heading2">String</text:h>
          <text:p text:style-name="rststyle-textbody">String türünden değişkenler yazı içerir. <text:span text:style-name="rststyle-strong">"</text:span> veya <text:span text:style-name="rststyle-strong">'</text:span> veya <text:span text:style-name="rststyle-strong">"""</text:span> arasına yazılırarak tanımlanır.</text:p>
          <ns0:p ns0:style-name="rststyle-codeblock">yazi1 = "merhaba"<ns0:line-break/>yazi2 = 'yazım'<ns0:line-break/>yazi3 = """dünya"""</ns0:p>
          <text:span text:style-name="rststyle-name">yazi1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whitespace">
</text:span>
          <text:span text:style-name="rststyle-name">yazi2</text:span>
          <text:span text:style-name="rststyle-operator">=</text:span>
          <text:span text:style-name="rststyle-literal">
            <text:span text:style-name="rststyle-string">
              <text:span text:style-name="rststyle-single">'yazım'</text:span>
            </text:span>
          </text:span>
          <text:span text:style-name="rststyle-whitespace">
</text:span>
          <text:span text:style-name="rststyle-name">yazi3</text:span>
          <text:span text:style-name="rststyle-operator">=</text:span>
          <text:span text:style-name="rststyle-literal">
            <text:span text:style-name="rststyle-string">
              <text:span text:style-name="rststyle-double">"""dünya"""</text:span>
            </text:span>
          </text:span>
          <text:p text:style-name="rststyle-textbody">String türünden değişkenler <text:span text:style-name="rststyle-strong">+</text:span> işareti ile uc uca eklenebilir.</text:p>
          <ns0:p ns0:style-name="rststyle-codeblock">yazi = "merhaba" + ' ' + """dünya"""<ns0:line-break/>print(yazi)<ns0:line-break/>-&gt; merhaba dünya</ns0:p>
          <text:span text:style-name="rststyle-name">yazi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operator">+</text:span>
          <text:span text:style-name="rststyle-literal">
            <text:span text:style-name="rststyle-string">
              <text:span text:style-name="rststyle-single">' '</text:span>
            </text:span>
          </text:span>
          <text:span text:style-name="rststyle-operator">+</text:span>
          <text:span text:style-name="rststyle-literal">
            <text:span text:style-name="rststyle-string">
              <text:span text:style-name="rststyle-double">"""dünya"""</text:span>
            </text:span>
          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yazi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name">merhaba</text:span>
          <text:span text:style-name="rststyle-name">dünya</text:span>
          <text:p text:style-name="rststyle-textbody">Değişkeni birden çok kez toplamak için <text:span text:style-name="rststyle-strong">*</text:span> işareti kullanılabilir.</text:p>
          <ns0:p ns0:style-name="rststyle-codeblock">yazi = "ali"*5<ns0:line-break/>print(yazi)<ns0:line-break/>-&gt; alialialialiali</ns0:p>
          <text:span text:style-name="rststyle-name">yazi</text:span>
          <text:span text:style-name="rststyle-operator">=</text:span>
          <text:span text:style-name="rststyle-literal">
            <text:span text:style-name="rststyle-string">
              <text:span text:style-name="rststyle-double">"ali"</text:span>
            </text:span>
          </text:span>
          <text:span text:style-name="rststyle-operator">*</text:span>
          <text:span text:style-name="rststyle-literal">
            <text:span text:style-name="rststyle-number">
              <text:span text:style-name="rststyle-integer">5</text:span>
            </text:span>
          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yazi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name">alialialialiali</text:span>
          <text:p text:style-name="rststyle-textbody">String türünden bir değişkenin içerisindeki bir bölümü başka bir şey ile değiştirmek için <text:span text:style-name="rststyle-strong">replace</text:span> işlevi kullanılınabilir.</text:p>
          <ns0:p ns0:style-name="rststyle-codeblock">veri = "Merhaba"<ns0:line-break/>veri2 = veri.replace("rha","123")<ns0:line-break/>print(veri2)<ns0:line-break/>-&gt; Me123ba</ns0:p>
          <text:span text:style-name="rststyle-name">veri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whitespace">
</text:span>
          <text:span text:style-name="rststyle-name">veri2</text:span>
          <text:span text:style-name="rststyle-operator">=</text:span>
          <text:span text:style-name="rststyle-name">veri</text:span>
          <text:span text:style-name="rststyle-operator">.</text:span>
          <text:span text:style-name="rststyle-name">replace</text:span>
          <text:span text:style-name="rststyle-punctuation">(</text:span>
          <text:span text:style-name="rststyle-literal">
            <text:span text:style-name="rststyle-string">
              <text:span text:style-name="rststyle-double">"rha"</text:span>
            </text:span>
          </text:span>
          <text:span text:style-name="rststyle-punctuation">,</text:span>
          <text:span text:style-name="rststyle-literal">
            <text:span text:style-name="rststyle-string">
              <text:span text:style-name="rststyle-double">"123"</text:span>
            </text:span>
          </text:span>
          <text:span text:style-name="rststyle-punctuation">)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2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name">Me123ba</text:span>
        </text:section>
        <text:section text:name="Section6" text:style-name="Sect2">
          <text:h text:outline-level="2" text:style-name="rststyle-heading2">Integer</text:h>
          <text:p text:style-name="rststyle-textbody">Integer türünden değişkenler tam sayı belirtir. Dört işlem işaretleri ile işleme sokulabilirler.</text:p>
          <ns0:p ns0:style-name="rststyle-codeblock">sayi = (((24/2)+4)*2)-1<ns0:line-break/>"""<ns0:line-break/>24/2 = 12<ns0:line-break/>12+4 = 16<ns0:line-break/>16*2 = 32<ns0:line-break/>32-1 = 31<ns0:line-break/>"""<ns0:line-break/>print(sayi)<ns0:line-break/>-&gt; 31</ns0:p>
          <text:span text:style-name="rststyle-name">sayi</text:span>
          <text:span text:style-name="rststyle-operator">=</text:span>
          <text:span text:style-name="rststyle-punctuation">(((</text:span>
          <text:span text:style-name="rststyle-literal">
            <text:span text:style-name="rststyle-number">
              <text:span text:style-name="rststyle-integer">24</text:span>
            </text:span>
          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+</text:span>
          <text:span text:style-name="rststyle-literal">
            <text:span text:style-name="rststyle-number">
              <text:span text:style-name="rststyle-integer">4</text:span>
            </text:span>
          </text:span>
          <text:span text:style-name="rststyle-punctuation">)</text:span>
          <text:span text:style-name="rststyle-operator">*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-</text:span>
          <text:span text:style-name="rststyle-literal">
            <text:span text:style-name="rststyle-number">
              <text:span text:style-name="rststyle-integer">1</text:span>
            </text:span>
          </text:span>
          <text:span text:style-name="rststyle-whitespace">
</text:span>
          <text:span text:style-name="rststyle-literal">
            <text:span text:style-name="rststyle-string">
              <text:span text:style-name="rststyle-doc">"""
24/2 = 12
12+4 = 16
16*2 = 32
32-1 = 31
"""</text:span>
            </text:span>
          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literal">
            <text:span text:style-name="rststyle-number">
              <text:span text:style-name="rststyle-integer">31</text:span>
            </text:span>
          </text:span>
          <text:p text:style-name="rststyle-textbody">Integer değişkenlerin kuvvetlerini almak için <text:span text:style-name="rststyle-strong">**</text:span> kullanılır.</text:p>
          <ns0:p ns0:style-name="rststyle-codeblock">sayi = 2**3<ns0:line-break/>print(sayi)<ns0:line-break/>-&gt; 8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operator">**</text:span>
          <text:span text:style-name="rststyle-literal">
            <text:span text:style-name="rststyle-number">
              <text:span text:style-name="rststyle-integer">3</text:span>
            </text:span>
          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literal">
            <text:span text:style-name="rststyle-number">
              <text:span text:style-name="rststyle-integer">8</text:span>
            </text:span>
          </text:span>
          <text:p text:style-name="rststyle-textbody">String türünden bir değişkeni integer haline getirmek için <text:span text:style-name="rststyle-strong">int</text:span> işlevi kullanılır.</text:p>
          <ns0:p ns0:style-name="rststyle-codeblock">print(int("12")/2)<ns0:line-break/>-&gt; 6</ns0:p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int</text:span>
          </text:span>
          <text:span text:style-name="rststyle-punctuation">(</text:span>
          <text:span text:style-name="rststyle-literal">
            <text:span text:style-name="rststyle-string">
              <text:span text:style-name="rststyle-double">"12"</text:span>
            </text:span>
          </text:span>
          <text:span text:style-name="rststyle-punctuation">)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literal">
            <text:span text:style-name="rststyle-number">
              <text:span text:style-name="rststyle-integer">6</text:span>
            </text:span>
          </text:span>
        </text:section>
        <text:section text:name="Section7" text:style-name="Sect2">
          <text:h text:outline-level="2" text:style-name="rststyle-heading2">Float</text:h>
          <text:p text:style-name="rststyle-textbody">Float türünden değişkenler virgüllü sayılardır. Aynı integer sayılar gibi dört işleme sokulabilirler. İki integer değişkenin birbirine bölümü ile float oluşabilir.</text:p>
          <ns0:p ns0:style-name="rststyle-codeblock">sayi = 1/2 # sayi = 0.5 şeklinde de tanımlanabilir.<ns0:line-break/>print(sayi)<ns0:line-break/>-&gt; 0.5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integer">1</text:span>
            </text:span>
          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comment">
            <text:span text:style-name="rststyle-single"># sayi = 0.5 şeklinde de tanımlanabilir.</text:span>
          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literal">
            <text:span text:style-name="rststyle-number">
              <text:span text:style-name="rststyle-float">0.5</text:span>
            </text:span>
          </text:span>
          <text:p text:style-name="rststyle-textbody">Bir float değişkenini integer haline getirmek için <text:span text:style-name="rststyle-strong">int</text:span> işlevi kullanılır. Bu dönüşümde virgülden sonraki kısım atılır.</text:p>
          <ns0:p ns0:style-name="rststyle-codeblock">sayi = 3.2<ns0:line-break/>print(sayi)<ns0:line-break/>sayi2 = int(3.2)<ns0:line-break/>print(sayi2)<ns0:line-break/>-&gt; 3.2<ns0:line-break/>-&gt; 3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whitespace">
</text:span>
          <text:span text:style-name="rststyle-name">sayi2</text:span>
          <text:span text:style-name="rststyle-operator">=</text:span>
          <text:span text:style-name="rststyle-name">
            <text:span text:style-name="rststyle-builtin">int</text:span>
          </text:span>
          <text:span text:style-name="rststyle-punctuation">(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punctuation">)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2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whitespace">
</text:span>
          <text:span text:style-name="rststyle-operator">-&gt;</text:span>
          <text:span text:style-name="rststyle-literal">
            <text:span text:style-name="rststyle-number">
              <text:span text:style-name="rststyle-integer">3</text:span>
            </text:span>
          </text:span>
          <text:p text:style-name="rststyle-textbody"><text:span text:style-name="rststyle-strong">Not:</text:span> float ile string çarpılamaz.</text:p>
          <text:p text:style-name="rststyle-textbody">String türünden bir değişkeni float haline getirmek için <text:span text:style-name="rststyle-strong">float</text:span> işlevi kullanılır.</text:p>
          <ns0:p ns0:style-name="rststyle-codeblock">print(float("2.2")/2)<ns0:line-break/>-&gt; 1.1</ns0:p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float</text:span>
          </text:span>
          <text:span text:style-name="rststyle-punctuation">(</text:span>
          <text:span text:style-name="rststyle-literal">
            <text:span text:style-name="rststyle-string">
              <text:span text:style-name="rststyle-double">"2.2"</text:span>
            </text:span>
          </text:span>
          <text:span text:style-name="rststyle-punctuation">)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literal">
            <text:span text:style-name="rststyle-number">
              <text:span text:style-name="rststyle-float">1.1</text:span>
            </text:span>
          </text:span>
        </text:section>
        <text:section text:name="Section8" text:style-name="Sect2">
          <text:h text:outline-level="2" text:style-name="rststyle-heading2">Boolean</text:h>
          <text:p text:style-name="rststyle-textbody">Boolean değişkenler sadece <text:span text:style-name="rststyle-strong">True</text:span> veya <text:span text:style-name="rststyle-strong">False</text:span> değerlerini alabilir. Bu değişken daha çok koşullarda ve döngülerde kullanılır. iki değişkenin eşitliği sorgulanarak boolean üretilebilir.</text:p>
          <ns0:p ns0:style-name="rststyle-codeblock">bool = 12 == 13<ns0:line-break/>"""<ns0:line-break/>== eşit<ns0:line-break/>!= eşit değil<ns0:line-break/>&lt; <ns0:s ns0:c="1"/>küçük<ns0:line-break/>&gt; <ns0:s ns0:c="1"/>büyük<ns0:line-break/>&lt;= küçük eşit<ns0:line-break/>&gt;= büyük eşit<ns0:line-break/>"""<ns0:line-break/>print(bool)<ns0:line-break/>-&gt; False</ns0:p>
          <text:span text:style-name="rststyle-name">
            <text:span text:style-name="rststyle-builtin">bool</text:span>
          </text:span>
          <text:span text:style-name="rststyle-operator">=</text:span>
          <text:span text:style-name="rststyle-literal">
            <text:span text:style-name="rststyle-number">
              <text:span text:style-name="rststyle-integer">12</text:span>
            </text:span>
          </text:span>
          <text:span text:style-name="rststyle-operator">==</text:span>
          <text:span text:style-name="rststyle-literal">
            <text:span text:style-name="rststyle-number">
              <text:span text:style-name="rststyle-integer">13</text:span>
            </text:span>
          </text:span>
          <text:span text:style-name="rststyle-whitespace">
</text:span>
          <text:span text:style-name="rststyle-literal">
            <text:span text:style-name="rststyle-string">
              <text:span text:style-name="rststyle-doc">"""
== eşit
!= eşit değil
&lt;  küçük
&gt;  büyük
&lt;= küçük eşit
&gt;= büyük eşit
"""</text:span>
            </text:span>
          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bool</text:span>
          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keyword">
            <text:span text:style-name="rststyle-constant">False</text:span>
          </text:span>
          <text:p text:style-name="rststyle-textbody">boolean değişkeninin tersini almak için <text:span text:style-name="rststyle-strong">not</text:span> ifadesi kullanılabilir.</text:p>
          <ns0:p ns0:style-name="rststyle-codeblock">veri = not True<ns0:line-break/>print(veri)<ns0:line-break/>-&gt; False</ns0:p>
          <text:span text:style-name="rststyle-name">veri</text:span>
          <text:span text:style-name="rststyle-operator">=</text:span>
          <text:span text:style-name="rststyle-operator">
            <text:span text:style-name="rststyle-word">not</text:span>
          </text:span>
          <text:span text:style-name="rststyle-keyword">
            <text:span text:style-name="rststyle-constant">True</text:span>
          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keyword">
            <text:span text:style-name="rststyle-constant">False</text:span>
          </text:span>
          <text:p text:style-name="rststyle-textbody">Bir string türünden değişkenin içinde başka bir string türünden değişken var mı diye kontrol etmek için <text:span text:style-name="rststyle-strong">in</text:span> ifadesi kullanılır. Bu ifadenin sonucu boolean üretir.</text:p>
          <ns0:p ns0:style-name="rststyle-codeblock">veri = "ef" in "Dünya"<ns0:line-break/>veri2 = "ny" in "Dünya"<ns0:line-break/>print(veri,veri2)<ns0:line-break/>-&gt; False True</ns0:p>
          <text:span text:style-name="rststyle-name">veri</text:span>
          <text:span text:style-name="rststyle-operator">=</text:span>
          <text:span text:style-name="rststyle-literal">
            <text:span text:style-name="rststyle-string">
              <text:span text:style-name="rststyle-double">"ef"</text:span>
            </text:span>
          </text:span>
          <text:span text:style-name="rststyle-operator">
            <text:span text:style-name="rststyle-word">in</text:span>
          </text:span>
          <text:span text:style-name="rststyle-literal">
            <text:span text:style-name="rststyle-string">
              <text:span text:style-name="rststyle-double">"Dünya"</text:span>
            </text:span>
          </text:span>
          <text:span text:style-name="rststyle-whitespace">
</text:span>
          <text:span text:style-name="rststyle-name">veri2</text:span>
          <text:span text:style-name="rststyle-operator">=</text:span>
          <text:span text:style-name="rststyle-literal">
            <text:span text:style-name="rststyle-string">
              <text:span text:style-name="rststyle-double">"ny"</text:span>
            </text:span>
          </text:span>
          <text:span text:style-name="rststyle-operator">
            <text:span text:style-name="rststyle-word">in</text:span>
          </text:span>
          <text:span text:style-name="rststyle-literal">
            <text:span text:style-name="rststyle-string">
              <text:span text:style-name="rststyle-double">"Dünya"</text:span>
            </text:span>
          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,</text:span>
          <text:span text:style-name="rststyle-name">veri2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keyword">
            <text:span text:style-name="rststyle-constant">False</text:span>
          </text:span>
          <text:span text:style-name="rststyle-keyword">
            <text:span text:style-name="rststyle-constant">True</text:span>
          </text:span>
          <text:p text:style-name="rststyle-textbody">Boolean değişkenlerde mantıksal işlemler <text:span text:style-name="rststyle-strong">and</text:span> ve <text:span text:style-name="rststyle-strong">or</text:span> ifadeleri ile yapılır.</text:p>
          <ns0:p ns0:style-name="rststyle-codeblock">veri = 12 &lt; 6 or 4 &gt; 2 # False or True = True<ns0:line-break/>print(veri)<ns0:line-break/>-&gt; True</ns0:p>
          <text:span text:style-name="rststyle-name">veri</text:span>
          <text:span text:style-name="rststyle-operator">=</text:span>
          <text:span text:style-name="rststyle-literal">
            <text:span text:style-name="rststyle-number">
              <text:span text:style-name="rststyle-integer">12</text:span>
            </text:span>
          </text:span>
          <text:span text:style-name="rststyle-operator">&lt;</text:span>
          <text:span text:style-name="rststyle-literal">
            <text:span text:style-name="rststyle-number">
              <text:span text:style-name="rststyle-integer">6</text:span>
            </text:span>
          </text:span>
          <text:span text:style-name="rststyle-operator">
            <text:span text:style-name="rststyle-word">or</text:span>
          </text:span>
          <text:span text:style-name="rststyle-literal">
            <text:span text:style-name="rststyle-number">
              <text:span text:style-name="rststyle-integer">4</text:span>
            </text:span>
          </text:span>
          <text:span text:style-name="rststyle-operator">&gt;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comment">
            <text:span text:style-name="rststyle-single"># False or True = True</text:span>
          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keyword">
            <text:span text:style-name="rststyle-constant">True</text:span>
          </text:span>
        </text:section>
      </text:section>
      <text:section text:name="Section9" text:style-name="Sect1">
        <text:h text:outline-level="1" text:style-name="rststyle-heading1">Klavyeden değer alma</text:h>
        <text:p text:style-name="rststyle-textbody">Python programlarının kullanıcı ile etkileşime girmesi için klavye üzerinden kullanıcıdan değer alması gerekebilir. Bunun için <text:span text:style-name="rststyle-strong">input</text:span> işlevi kullanılır. Bu işlevin çıkışı string türündendir.</text:p>
        <ns0:p ns0:style-name="rststyle-codeblock">a = input("Bir değer girin &gt;")<ns0:line-break/>print(a,type(a))<ns0:line-break/>&lt;- 12<ns0:line-break/>-&gt; 12 &lt;class 'str'&gt;</ns0:p>
        <text:span text:style-name="rststyle-name">a</text:span>
        <text:span text:style-name="rststyle-operator">=</text:span>
        <text:span text:style-name="rststyle-name">
          <text:span text:style-name="rststyle-builtin">input</text:span>
        </text:span>
        <text:span text:style-name="rststyle-punctuation">(</text:span>
        <text:span text:style-name="rststyle-literal">
          <text:span text:style-name="rststyle-string">
            <text:span text:style-name="rststyle-double">"Bir değer girin &gt;"</text:span>
          </text:span>
        </text:span>
        <text:span text:style-name="rststyle-punctuation">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,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a</text:span>
        <text:span text:style-name="rststyle-punctuation">))</text:span>
        <text:span text:style-name="rststyle-whitespace">
</text:span>
        <text:span text:style-name="rststyle-operator">&lt;-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str</text:span>
        </text:span>
        <text:span text:style-name="rststyle-literal">
          <text:span text:style-name="rststyle-string">
            <text:span text:style-name="rststyle-single">'&gt;</text:span>
          </text:span>
        </text:span>
        <text:p text:style-name="rststyle-textbody">String türünden bir ifadeyi bir değişken üretmek için kullanmak istiyorsak <text:span text:style-name="rststyle-strong">eval</text:span> işlevini kullanabiliriz.</text:p>
        <ns0:p ns0:style-name="rststyle-codeblock">a = eval("12/2 == 16-10") # string ifade çalıştırılır ve sonucu aktarılır.<ns0:line-break/>print(a)<ns0:line-break/>-&gt; True</ns0:p>
        <text:span text:style-name="rststyle-name">a</text:span>
        <text:span text:style-name="rststyle-operator">=</text:span>
        <text:span text:style-name="rststyle-name">
          <text:span text:style-name="rststyle-builtin">eval</text:span>
        </text:span>
        <text:span text:style-name="rststyle-punctuation">(</text:span>
        <text:span text:style-name="rststyle-literal">
          <text:span text:style-name="rststyle-string">
            <text:span text:style-name="rststyle-double">"12/2 == 16-10"</text:span>
          </text:span>
        </text:span>
        <text:span text:style-name="rststyle-punctuation">)</text:span>
        <text:span text:style-name="rststyle-comment">
          <text:span text:style-name="rststyle-single"># string ifade çalıştırılır ve sonucu aktarılır.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whitespace">
</text:span>
        <text:span text:style-name="rststyle-operator">-&gt;</text:span>
        <text:span text:style-name="rststyle-keyword">
          <text:span text:style-name="rststyle-constant">True</text:span>
        </text:span>
        <text:p text:style-name="rststyle-textbody"><text:span text:style-name="rststyle-strong">Not:</text:span> Bu işlev tehlikelidir. Potansiyel güvenlik açığına neden olabilir! Mümkün olduğu kadar kullanmayın :D</text:p>
      </text:section>
      <text:section text:name="Section10" text:style-name="Sect1">
        <text:h text:outline-level="1" text:style-name="rststyle-heading1">Koşullar</text:h>
        <text:p text:style-name="rststyle-textbody">Koşul tanımı yapmak için <text:span text:style-name="rststyle-strong">if</text:span> ifadesi kullanılır. Koşul sağlanmıyorsa <text:span text:style-name="rststyle-strong">elif</text:span> ifadesi ile yeni bir koşul tanımlanabilir veya <text:span text:style-name="rststyle-strong">else</text:span> ifadesi ile koşulun sağlanmadığı durum tanımlanabilir.</text:p>
        <ns0:p ns0:style-name="rststyle-codeblock">if koşul:<ns0:line-break/><ns0:s ns0:c="4"/>eylem<ns0:line-break/>elif koşul:<ns0:line-break/><ns0:s ns0:c="4"/>eylem<ns0:line-break/>else:<ns0:line-break/><ns0:s ns0:c="4"/>eylem</ns0:p>
        <text:span text:style-name="rststyle-keyword">if</text:span>
        <text:span text:style-name="rststyle-name">koşul</text:span>
        <text:span text:style-name="rststyle-punctuation">:</text:span>
        <text:span text:style-name="rststyle-whitespace">
</text:span>
        <text:span text:style-name="rststyle-name">eylem</text:span>
        <text:span text:style-name="rststyle-whitespace">
</text:span>
        <text:span text:style-name="rststyle-keyword">elif</text:span>
        <text:span text:style-name="rststyle-name">koşul</text:span>
        <text:span text:style-name="rststyle-punctuation">:</text:span>
        <text:span text:style-name="rststyle-whitespace">
</text:span>
        <text:span text:style-name="rststyle-name">eylem</text:span>
        <text:span text:style-name="rststyle-whitespace">
</text:span>
        <text:span text:style-name="rststyle-keyword">else</text:span>
        <text:span text:style-name="rststyle-punctuation">:</text:span>
        <text:span text:style-name="rststyle-whitespace">
</text:span>
        <text:span text:style-name="rststyle-name">eylem</text:span>
        <text:p text:style-name="rststyle-textbody">Örneğin bir integer değişkenin çift olup olmadığını bulalım.</text:p>
        <ns0:p ns0:style-name="rststyle-codeblock">if 13 % 2 == 0 : # % işareti bölümden kalanı bulmaya yarar.<ns0:line-break/><ns0:s ns0:c="4"/>print("Çift sayı")<ns0:line-break/>else:<ns0:line-break/><ns0:s ns0:c="4"/>print("Tek sayı")</ns0:p>
        <text:span text:style-name="rststyle-keyword">if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operator">%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:</text:span>
        <text:span text:style-name="rststyle-comment">
          <text:span text:style-name="rststyle-single"># % işareti bölümden kalanı bulmaya yarar.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Çift sayı"</text:span>
          </text:span>
        </text:span>
        <text:span text:style-name="rststyle-punctuation">)</text:span>
        <text:span text:style-name="rststyle-whitespace">
</text:span>
        <text:span text:style-name="rststyle-keyword">else</text:span>
        <text:span text:style-name="rststyle-punctuation">: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ek sayı"</text:span>
          </text:span>
        </text:span>
        <text:span text:style-name="rststyle-punctuation">)</text:span>
        <text:p text:style-name="rststyle-textbody">Değeri olmayan (None) değişkenler koşul ifadelerinde <text:span text:style-name="rststyle-strong">False</text:span> olarak kabul edilir.</text:p>
        <ns0:p ns0:style-name="rststyle-codeblock">veri = None<ns0:line-break/>if veri:<ns0:line-break/><ns0:s ns0:c="4"/>print("Tanımlı")<ns0:line-break/>else:<ns0:line-break/><ns0:s ns0:c="4"/>print("Tanımsız")<ns0:line-break/>-&gt; Tanımsız</ns0:p>
        <text:span text:style-name="rststyle-name">veri</text:span>
        <text:span text:style-name="rststyle-operator">=</text:span>
        <text:span text:style-name="rststyle-keyword">
          <text:span text:style-name="rststyle-constant">None</text:span>
        </text:span>
        <text:span text:style-name="rststyle-whitespace">
</text:span>
        <text:span text:style-name="rststyle-keyword">if</text:span>
        <text:span text:style-name="rststyle-name">veri</text:span>
        <text:span text:style-name="rststyle-punctuation">: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anımlı"</text:span>
          </text:span>
        </text:span>
        <text:span text:style-name="rststyle-punctuation">)</text:span>
        <text:span text:style-name="rststyle-whitespace">
</text:span>
        <text:span text:style-name="rststyle-keyword">else</text:span>
        <text:span text:style-name="rststyle-punctuation">: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anımsız"</text:span>
          </text:span>
        </text:span>
        <text:span text:style-name="rststyle-punctuation">)</text:span>
        <text:span text:style-name="rststyle-whitespace">
</text:span>
        <text:span text:style-name="rststyle-operator">-&gt;</text:span>
        <text:span text:style-name="rststyle-name">Tanımsız</text:span>
        <text:p text:style-name="rststyle-textbody">Koşul tanımlamayı alternatif olarak şu şekilde de yapabiliriz:</text:p>
        <ns0:p ns0:style-name="rststyle-codeblock">koşul and eylem<ns0:line-break/>""" Şununla aynıdır:<ns0:line-break/>if koşul:<ns0:line-break/><ns0:s ns0:c="4"/>eylem<ns0:line-break/>"""<ns0:line-break/>koşul or eylem<ns0:line-break/>""" Şununla aynıdır:<ns0:line-break/>if not koşul:<ns0:line-break/><ns0:s ns0:c="4"/>eylem<ns0:line-break/>"""</ns0:p>
        <text:span text:style-name="rststyle-name">koşul</text:span>
        <text:span text:style-name="rststyle-operator">
          <text:span text:style-name="rststyle-word">and</text:span>
        </text:span>
        <text:span text:style-name="rststyle-name">eylem</text:span>
        <text:span text:style-name="rststyle-whitespace">
</text:span>
        <text:span text:style-name="rststyle-literal">
          <text:span text:style-name="rststyle-string">
            <text:span text:style-name="rststyle-doc">""" Şununla aynıdır:
if koşul:
    eylem
"""</text:span>
          </text:span>
        </text:span>
        <text:span text:style-name="rststyle-whitespace">
</text:span>
        <text:span text:style-name="rststyle-name">koşul</text:span>
        <text:span text:style-name="rststyle-operator">
          <text:span text:style-name="rststyle-word">or</text:span>
        </text:span>
        <text:span text:style-name="rststyle-name">eylem</text:span>
        <text:span text:style-name="rststyle-whitespace">
</text:span>
        <text:span text:style-name="rststyle-literal">
          <text:span text:style-name="rststyle-string">
            <text:span text:style-name="rststyle-doc">""" Şununla aynıdır:
if not koşul:
    eylem
"""</text:span>
          </text:span>
        </text:span>
        <text:p text:style-name="rststyle-textbody">Bu konunun daha iyi anlaşılması için:</text:p>
        <ns0:p ns0:style-name="rststyle-codeblock">12 == 12 and print("eşittir")<ns0:line-break/>12 == 14 or print("eşit değildir")<ns0:line-break/>-&gt; eşittir<ns0:line-break/>-&gt; eşit değildir</ns0:p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
          <text:span text:style-name="rststyle-word">and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tir"</text:span>
          </text:span>
        </text:span>
        <text:span text:style-name="rststyle-punctuation">)</text:span>
        <text:span text:style-name="rststyle-whitespace">
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14</text:span>
          </text:span>
        </text:span>
        <text:span text:style-name="rststyle-operator">
          <text:span text:style-name="rststyle-word">or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 değildir"</text:span>
          </text:span>
        </text:span>
        <text:span text:style-name="rststyle-punctuation">)</text:span>
        <text:span text:style-name="rststyle-whitespace">
</text:span>
        <text:span text:style-name="rststyle-operator">-&gt;</text:span>
        <text:span text:style-name="rststyle-name">eşittir</text:span>
        <text:span text:style-name="rststyle-whitespace">
</text:span>
        <text:span text:style-name="rststyle-operator">-&gt;</text:span>
        <text:span text:style-name="rststyle-name">eşit</text:span>
        <text:span text:style-name="rststyle-name">değildir</text:span>
      </text:section>
      <text:section text:name="Section11" text:style-name="Sect1">
        <text:h text:outline-level="1" text:style-name="rststyle-heading1">Diziler</text:h>
        <text:p text:style-name="rststyle-textbody">Diziler birden çok elemanı içerebilen değişkenlerdir. Diziler aşağıdaki gibi tanımlanır:</text:p>
        <ns0:p ns0:style-name="rststyle-codeblock">a = [1, 3, "merhaba", True, 1.2, None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,</text:span>
        <text:span text:style-name="rststyle-keyword">
          <text:span text:style-name="rststyle-constant">True</text:span>
        </text:span>
        <text:span text:style-name="rststyle-punctuation">,</text:span>
        <text:span text:style-name="rststyle-literal">
          <text:span text:style-name="rststyle-number">
            <text:span text:style-name="rststyle-float">1.2</text:span>
          </text:span>
        </text:span>
        <text:span text:style-name="rststyle-punctuation">,</text:span>
        <text:span text:style-name="rststyle-keyword">
          <text:span text:style-name="rststyle-constant">None</text:span>
        </text:span>
        <text:span text:style-name="rststyle-punctuation">]</text:span>
        <text:p text:style-name="rststyle-textbody">Dizilerin elemanlarının türü aynı olmak zorunda değildir. Hatta None bile olabilir.</text:p>
        <text:p text:style-name="rststyle-textbody">Dizilerde eleman eklemek için <text:span text:style-name="rststyle-strong">append</text:span> veya <text:span text:style-name="rststyle-strong">insert</text:span> işlevini eleman silmek için ise <text:span text:style-name="rststyle-strong">remove</text:span>  veya <text:span text:style-name="rststyle-strong">pop</text:span> işlevi kullanılır. Örneğin:</text:p>
        <ns0:p ns0:style-name="rststyle-codeblock">a = [22]<ns0:line-break/>print(a)<ns0:line-break/>a.append("Merhaba") # Sona ekleme yapar.<ns0:line-break/>a.insert(0,12) # 0 elemanın ekleneceği yeri ifade eder.<ns0:line-break/>print(a)<ns0:line-break/>a.remove(22) # 22 elemanını siler<ns0:line-break/>print(a)<ns0:line-break/>a.pop(0) # 0. elemanı siler.<ns0:line-break/>print(a)<ns0:line-break/>-&gt; [22]<ns0:line-break/>-&gt; [12, 22, 'Merhaba']<ns0:line-break/>-&gt; [12, 'Merhaba']<ns0:line-break/>-&gt; ['Merhaba'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]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whitespace">
</text:span>
        <text:span text:style-name="rststyle-name">a</text:span>
        <text:span text:style-name="rststyle-operator">.</text:span>
        <text:span text:style-name="rststyle-name">append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)</text:span>
        <text:span text:style-name="rststyle-comment">
          <text:span text:style-name="rststyle-single"># Sona ekleme yapar.</text:span>
        </text:span>
        <text:span text:style-name="rststyle-whitespace">
</text:span>
        <text:span text:style-name="rststyle-name">a</text:span>
        <text:span text:style-name="rststyle-operator">.</text:span>
        <text:span text:style-name="rststyle-name">insert</text:span>
        <text:span text:style-name="rststyle-punctuation">(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)</text:span>
        <text:span text:style-name="rststyle-comment">
          <text:span text:style-name="rststyle-single"># 0 elemanın ekleneceği yeri ifade eder.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whitespace">
</text:span>
        <text:span text:style-name="rststyle-name">a</text:span>
        <text:span text:style-name="rststyle-operator">.</text:span>
        <text:span text:style-name="rststyle-name">remove</text:span>
        <text:span text:style-name="rststyle-punctuation">(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)</text:span>
        <text:span text:style-name="rststyle-comment">
          <text:span text:style-name="rststyle-single"># 22 elemanını siler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whitespace">
</text:span>
        <text:span text:style-name="rststyle-name">a</text:span>
        <text:span text:style-name="rststyle-operator">.</text:span>
        <text:span text:style-name="rststyle-name">pop</text:span>
        <text:span text:style-name="rststyle-punctuation">(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)</text:span>
        <text:span text:style-name="rststyle-comment">
          <text:span text:style-name="rststyle-single"># 0. elemanı siler.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whitespace">
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]</text:span>
        <text:span text:style-name="rststyle-whitespace">
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span text:style-name="rststyle-whitespace">
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span text:style-name="rststyle-whitespace">
</text:span>
        <text:span text:style-name="rststyle-operator">-&gt;</text:span>
        <text:span text:style-name="rststyle-punctuation">[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p text:style-name="rststyle-textbody">Dizileri sıralamak için <text:span text:style-name="rststyle-strong">sort</text:span> boşaltmak için ise <text:span text:style-name="rststyle-strong">clear</text:span> işlevi kullanılır.  Bir dizinin istenilen elemanını öğrenmek için <text:span text:style-name="rststyle-strong">liste[index]</text:span> şeklinde bir ifade kullanılır. Index numaraları 0dan başyan integer olmalıdır. negatif değerlerde sondan saymaya başlar.</text:p>
        <ns0:p ns0:style-name="rststyle-codeblock">a = [1, 3, 6, 4, 7, 9, 2]<ns0:line-break/>print(a[2],a[-3])<ns0:line-break/>a.sort()<ns0:line-break/>print(a)<ns0:line-break/>a.clear()<ns0:line-break/>print(a)<ns0:line-break/>-&gt; 3 7<ns0:line-break/>-&gt; [1, 2, 3, 4, 6, 7, 9]<ns0:line-break/>-&gt; [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,</text:span>
        <text:span text:style-name="rststyle-name">a</text:span>
        <text:span text:style-name="rststyle-punctuation">[</text:span>
        <text:span text:style-name="rststyle-operator">-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])</text:span>
        <text:span text:style-name="rststyle-whitespace">
</text:span>
        <text:span text:style-name="rststyle-name">a</text:span>
        <text:span text:style-name="rststyle-operator">.</text:span>
        <text:span text:style-name="rststyle-name">sort</text:span>
        <text:span text:style-name="rststyle-punctuation">(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whitespace">
</text:span>
        <text:span text:style-name="rststyle-name">a</text:span>
        <text:span text:style-name="rststyle-operator">.</text:span>
        <text:span text:style-name="rststyle-name">clear</text:span>
        <text:span text:style-name="rststyle-punctuation">(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whitespace">
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]</text:span>
        <text:span text:style-name="rststyle-whitespace">
</text:span>
        <text:span text:style-name="rststyle-operator">-&gt;</text:span>
        <text:span text:style-name="rststyle-punctuation">[]</text:span>
        <text:p text:style-name="rststyle-textbody">Dizideki bir elemanın uzunluğunu bulmak için <text:span text:style-name="rststyle-strong">len</text:span> işlevi, elemanın dizinin kaçıncısı olduğunu bulmak için ise <text:span text:style-name="rststyle-strong">index</text:span> işlevi kullanılır.</text:p>
        <ns0:p ns0:style-name="rststyle-codeblock">a = [12, "hmm", 3.2]<ns0:line-break/>sayi = len(a)<ns0:line-break/>sayi2 = a.index(3.2)<ns0:line-break/>print(sayi,sayi2)<ns0:line-break/>-&gt; 3<ns0:line-break/>-&gt; 2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hmm"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float">3.2</text:span>
          </text:span>
        </text:span>
        <text:span text:style-name="rststyle-punctuation">]</text:span>
        <text:span text:style-name="rststyle-whitespace">
</text:span>
        <text:span text:style-name="rststyle-name">sayi</text:span>
        <text:span text:style-name="rststyle-operator">=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whitespace">
</text:span>
        <text:span text:style-name="rststyle-name">sayi2</text:span>
        <text:span text:style-name="rststyle-operator">=</text:span>
        <text:span text:style-name="rststyle-name">a</text:span>
        <text:span text:style-name="rststyle-operator">.</text:span>
        <text:span text:style-name="rststyle-name">index</text:span>
        <text:span text:style-name="rststyle-punctuation">(</text:span>
        <text:span text:style-name="rststyle-literal">
          <text:span text:style-name="rststyle-number">
            <text:span text:style-name="rststyle-float">3.2</text:span>
          </text:span>
        </text:span>
        <text:span text:style-name="rststyle-punctuation">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sayi</text:span>
        <text:span text:style-name="rststyle-punctuation">,</text:span>
        <text:span text:style-name="rststyle-name">sayi2</text:span>
        <text:span text:style-name="rststyle-punctuation">)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2</text:span>
          </text:span>
        </text:span>
        <text:p text:style-name="rststyle-textbody">Dizilerin elemanlarını <text:span text:style-name="rststyle-strong">+</text:span> kullanarak birleştirebiliriz.</text:p>
        <ns0:p ns0:style-name="rststyle-codeblock">a = [1, 2, 3]<ns0:line-break/>b = [4, 5, 6]<ns0:line-break/>c = a + b<ns0:line-break/>print(c)<ns0:line-break/>-&gt; [1, 2, 3, 4, 5, 6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]</text:span>
        <text:span text:style-name="rststyle-whitespace">
</text:span>
        <text:span text:style-name="rststyle-name">b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]</text:span>
        <text:span text:style-name="rststyle-whitespace">
</text:span>
        <text:span text:style-name="rststyle-name">c</text:span>
        <text:span text:style-name="rststyle-operator">=</text:span>
        <text:span text:style-name="rststyle-name">a</text:span>
        <text:span text:style-name="rststyle-operator">+</text:span>
        <text:span text:style-name="rststyle-name">b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c</text:span>
        <text:span text:style-name="rststyle-punctuation">)</text:span>
        <text:span text:style-name="rststyle-whitespace">
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]</text:span>
        <text:p text:style-name="rststyle-textbody">Dizilerin bir bölümünü aşağıdakine benzer yolla kesebiliriz:</text:p>
        <ns0:p ns0:style-name="rststyle-codeblock">a = [1, 3, 5, 7, 9, 12, 44, 31, 16]<ns0:line-break/>b = a[:2] # baştan 3. elemana kadar.<ns0:line-break/>c = a[4:] # 4. elemandan sonrası<ns0:line-break/>d = a[3:6] # 4. elemandan 6. elemana kadar (dahil)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6</text:span>
          </text:span>
        </text:span>
        <text:span text:style-name="rststyle-punctuation">]</text:span>
        <text:span text:style-name="rststyle-whitespace">
</text:span>
        <text:span text:style-name="rststyle-name">b</text:span>
        <text:span text:style-name="rststyle-operator">=</text:span>
        <text:span text:style-name="rststyle-name">a</text:span>
        <text:span text:style-name="rststyle-punctuation">[: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</text:span>
        <text:span text:style-name="rststyle-comment">
          <text:span text:style-name="rststyle-single"># baştan 3. elemana kadar.</text:span>
        </text:span>
        <text:span text:style-name="rststyle-whitespace">
</text:span>
        <text:span text:style-name="rststyle-name">c</text:span>
        <text:span text:style-name="rststyle-operator">=</text:span>
        <text:span text:style-name="rststyle-name">a</text:span>
        <text:span text:style-name="rststyle-punctuation">[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:]</text:span>
        <text:span text:style-name="rststyle-comment">
          <text:span text:style-name="rststyle-single"># 4. elemandan sonrası</text:span>
        </text:span>
        <text:span text:style-name="rststyle-whitespace">
</text:span>
        <text:span text:style-name="rststyle-name">d</text:span>
        <text:span text:style-name="rststyle-operator">=</text:span>
        <text:span text:style-name="rststyle-name">a</text:span>
        <text:span text:style-name="rststyle-punctuation">[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: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]</text:span>
        <text:span text:style-name="rststyle-comment">
          <text:span text:style-name="rststyle-single"># 4. elemandan 6. elemana kadar (dahil)</text:span>
        </text:span>
        <text:p text:style-name="rststyle-textbody">String türünden bir değişkeni belli bir harf veya harf öbeğine göre bölmek için <text:span text:style-name="rststyle-strong">split</text:span> işlevini kullanırız. Ayrıca string türünden bir değişkenin başındaki ve sonundaki boşlukları temizlemek için <text:span text:style-name="rststyle-strong">strip</text:span> işlevini kullanırız.</text:p>
        <ns0:p ns0:style-name="rststyle-codeblock">veri=" <ns0:s ns0:c="2"/>Bu bir yazıdır <ns0:s ns0:c="2"/>"<ns0:line-break/>veri2 = veri.strip()<ns0:line-break/>print(len(veri),len(veri2))<ns0:line-break/>liste = veri2.split(" ")<ns0:line-break/>print(liste)<ns0:line-break/>-&gt; 20 14<ns0:line-break/>-&gt; ['Bu', 'bir', 'yazıdır']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   Bu bir yazıdır   "</text:span>
          </text:span>
        </text:span>
        <text:span text:style-name="rststyle-whitespace">
</text:span>
        <text:span text:style-name="rststyle-name">veri2</text:span>
        <text:span text:style-name="rststyle-operator">=</text:span>
        <text:span text:style-name="rststyle-name">veri</text:span>
        <text:span text:style-name="rststyle-operator">.</text:span>
        <text:span text:style-name="rststyle-name">strip</text:span>
        <text:span text:style-name="rststyle-punctuation">(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veri</text:span>
        <text:span text:style-name="rststyle-punctuation">),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veri2</text:span>
        <text:span text:style-name="rststyle-punctuation">))</text:span>
        <text:span text:style-name="rststyle-whitespace">
</text:span>
        <text:span text:style-name="rststyle-name">liste</text:span>
        <text:span text:style-name="rststyle-operator">=</text:span>
        <text:span text:style-name="rststyle-name">veri2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 "</text:span>
          </text:span>
        </text:span>
        <text:span text:style-name="rststyle-punctuation">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liste</text:span>
        <text:span text:style-name="rststyle-punctuation">)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20</text:span>
          </text:span>
        </text:span>
        <text:span text:style-name="rststyle-literal">
          <text:span text:style-name="rststyle-number">
            <text:span text:style-name="rststyle-integer">14</text:span>
          </text:span>
        </text:span>
        <text:span text:style-name="rststyle-whitespace">
</text:span>
        <text:span text:style-name="rststyle-operator">-&gt;</text:span>
        <text:span text:style-name="rststyle-punctuation">[</text:span>
        <text:span text:style-name="rststyle-literal">
          <text:span text:style-name="rststyle-string">
            <text:span text:style-name="rststyle-single">'Bu'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bir'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yazıdır'</text:span>
          </text:span>
        </text:span>
        <text:span text:style-name="rststyle-punctuation">]</text:span>
      </text:section>
      <text:section text:name="Section12" text:style-name="Sect1">
        <text:h text:outline-level="1" text:style-name="rststyle-heading1">While döngüsü</text:h>
        <text:p text:style-name="rststyle-textbody">Döngüler belli bir işi koşul bağlanana kadar tekrar etmeye yarayan işlevdir. Kısaca <text:span text:style-name="rststyle-strong">while</text:span> döngüsü ile <text:span text:style-name="rststyle-strong">if</text:span> arasındaki fark <text:span text:style-name="rststyle-strong">while</text:span> içerisindeki durum tamamlandığı zaman tekrar başa dönüp koşulu kontrol eder.</text:p>
        <ns0:p ns0:style-name="rststyle-codeblock">while koşul:<ns0:line-break/><ns0:s ns0:c="4"/>eylem</ns0:p>
        <text:span text:style-name="rststyle-keyword">while</text:span>
        <text:span text:style-name="rststyle-name">koşul</text:span>
        <text:span text:style-name="rststyle-punctuation">:</text:span>
        <text:span text:style-name="rststyle-whitespace">
</text:span>
        <text:span text:style-name="rststyle-name">eylem</text:span>
        <text:p text:style-name="rststyle-textbody">Örneğin 1den 10a kadar olan sayıları yazalım. Bu durumda <text:span text:style-name="rststyle-emphasis">i</text:span> sayısı 10 olana kadar sürekli olarak ekrana yazılıp değeri 1 arttırılacakdır.</text:p>
        <ns0:p ns0:style-name="rststyle-codeblock">i = 1<ns0:line-break/>while i &lt; 10:<ns0:line-break/><ns0:s ns0:c="4"/>print(i)<ns0:line-break/><ns0:s ns0:c="4"/>i+=1 # i = i + 1 ile aynı anlama gelir.<ns0:line-break/>-&gt; 1 2 3 4 5 6 7 8 9 (Bunu alt alta yazdığını hayal edin :D )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whitespace">
</text:span>
        <text:span text:style-name="rststyle-keyword">while</text:span>
        <text:span text:style-name="rststyle-name">i</text:span>
        <text:span text:style-name="rststyle-operator">&lt;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punctuation">: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i</text:span>
        <text:span text:style-name="rststyle-punctuation">)</text:span>
        <text:span text:style-name="rststyle-whitespace">
</text:span>
        <text:span text:style-name="rststyle-name">i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comment">
          <text:span text:style-name="rststyle-single"># i = i + 1 ile aynı anlama gelir.</text:span>
        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literal">
          <text:span text:style-name="rststyle-number">
            <text:span text:style-name="rststyle-integer">8</text:span>
          </text:span>
        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(</text:span>
        <text:span text:style-name="rststyle-name">Bunu</text:span>
        <text:span text:style-name="rststyle-name">alt</text:span>
        <text:span text:style-name="rststyle-name">alta</text:span>
        <text:span text:style-name="rststyle-name">yazdığını</text:span>
        <text:span text:style-name="rststyle-name">hayal</text:span>
        <text:span text:style-name="rststyle-name">edin</text:span>
        <text:span text:style-name="rststyle-punctuation">:</text:span>
        <text:span text:style-name="rststyle-name">D</text:span>
        <text:span text:style-name="rststyle-punctuation">)</text:span>
        <text:p text:style-name="rststyle-textbody">Bir döngüden çıkmak için <text:span text:style-name="rststyle-strong">break</text:span> ifadesi kullanılır. Döngünün o andi adımını tamamlayıp diğer adıma geçmek için ise <text:span text:style-name="rststyle-strong">continue</text:span> ifadesi kullanılır.</text:p>
        <text:p text:style-name="rststyle-textbody">Örneğin aşyağıda siz çift sayı girene kadar sürekli olarak çalışan bir program yazalım.</text:p>
        <ns0:p ns0:style-name="rststyle-codeblock">while True:<ns0:line-break/><ns0:s ns0:c="4"/>sayi = int(input("Sayı girin"))<ns0:line-break/><ns0:s ns0:c="4"/>if sayi % 2 == 0:<ns0:line-break/><ns0:s ns0:c="8"/>break</ns0:p>
        <text:span text:style-name="rststyle-keyword">while</text:span>
        <text:span text:style-name="rststyle-keyword">
          <text:span text:style-name="rststyle-constant">True</text:span>
        </text:span>
        <text:span text:style-name="rststyle-punctuation">:</text:span>
        <text:span text:style-name="rststyle-whitespace">
</text:span>
        <text:span text:style-name="rststyle-name">sayi</text:span>
        <text:span text:style-name="rststyle-operator">=</text:span>
        <text:span text:style-name="rststyle-name">
          <text:span text:style-name="rststyle-builtin">int</text:span>
        </text:span>
        <text:span text:style-name="rststyle-punctuation">(</text:span>
        <text:span text:style-name="rststyle-name">
          <text:span text:style-name="rststyle-builtin">input</text:span>
        </text:span>
        <text:span text:style-name="rststyle-punctuation">(</text:span>
        <text:span text:style-name="rststyle-literal">
          <text:span text:style-name="rststyle-string">
            <text:span text:style-name="rststyle-double">"Sayı girin"</text:span>
          </text:span>
        </text:span>
        <text:span text:style-name="rststyle-punctuation">))</text:span>
        <text:span text:style-name="rststyle-whitespace">
</text:span>
        <text:span text:style-name="rststyle-keyword">if</text:span>
        <text:span text:style-name="rststyle-name">sayi</text:span>
        <text:span text:style-name="rststyle-operator">%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:</text:span>
        <text:span text:style-name="rststyle-whitespace">
</text:span>
        <text:span text:style-name="rststyle-keyword">break</text:span>
      </text:section>
      <text:section text:name="Section13" text:style-name="Sect1">
        <text:h text:outline-level="1" text:style-name="rststyle-heading1">For döngüsü</text:h>
        <text:p text:style-name="rststyle-textbody">For döngüsü while ile benzerdir fakat koşul aranmak yerine iteration yapar. Bu işlemde bir dizinin bütün elemanları tek tek işleme koyulur. Aşağıdaki gibi bir kullanımı vardır:</text:p>
        <ns0:p ns0:style-name="rststyle-codeblock">for eleman in dizi:<ns0:line-break/><ns0:s ns0:c="4"/>eylem<ns0:line-break/># Şununla aynıdır<ns0:line-break/>i = 0<ns0:line-break/>toplam = len(dizi)<ns0:line-break/>while i &lt; toplam: # eleman yerine dizi[i] kullanabilirsiniz.<ns0:line-break/><ns0:s ns0:c="4"/>eylem<ns0:line-break/><ns0:s ns0:c="4"/>i += 1</ns0:p>
        <text:span text:style-name="rststyle-keyword">for</text:span>
        <text:span text:style-name="rststyle-name">eleman</text:span>
        <text:span text:style-name="rststyle-operator">
          <text:span text:style-name="rststyle-word">in</text:span>
        </text:span>
        <text:span text:style-name="rststyle-name">dizi</text:span>
        <text:span text:style-name="rststyle-punctuation">:</text:span>
        <text:span text:style-name="rststyle-whitespace">
</text:span>
        <text:span text:style-name="rststyle-name">eylem</text:span>
        <text:span text:style-name="rststyle-whitespace">
</text:span>
        <text:span text:style-name="rststyle-comment">
          <text:span text:style-name="rststyle-single"># Şununla aynıdır</text:span>
        </text:span>
        <text:span text:style-name="rststyle-whitespace">
</text:span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whitespace">
</text:span>
        <text:span text:style-name="rststyle-name">toplam</text:span>
        <text:span text:style-name="rststyle-operator">=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dizi</text:span>
        <text:span text:style-name="rststyle-punctuation">)</text:span>
        <text:span text:style-name="rststyle-whitespace">
</text:span>
        <text:span text:style-name="rststyle-keyword">while</text:span>
        <text:span text:style-name="rststyle-name">i</text:span>
        <text:span text:style-name="rststyle-operator">&lt;</text:span>
        <text:span text:style-name="rststyle-name">toplam</text:span>
        <text:span text:style-name="rststyle-punctuation">:</text:span>
        <text:span text:style-name="rststyle-comment">
          <text:span text:style-name="rststyle-single"># eleman yerine dizi[i] kullanabilirsiniz.</text:span>
        </text:span>
        <text:span text:style-name="rststyle-whitespace">
</text:span>
        <text:span text:style-name="rststyle-name">eylem</text:span>
        <text:span text:style-name="rststyle-whitespace">
</text:span>
        <text:span text:style-name="rststyle-name">i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p text:style-name="rststyle-textbody">Örneğin bir integer değişkenlerden oluşan dizi oluşturalım ve elemanlarını 2ye bölerek ayrı bir diziye ekleyelim.</text:p>
        <ns0:p ns0:style-name="rststyle-codeblock">a = [2, 4, 6, 8, 10] # dizi tanımladık<ns0:line-break/>b = [] # diğer diziyi tanımladık<ns0:line-break/>for i in a: # a elemanları i içine atılacak<ns0:line-break/><ns0:s ns0:c="4"/>b.append(i/2) # b içine elemanın yarısını ekledik.<ns0:line-break/>print(b)<ns0:line-break/>-&gt; [1, 2, 3, 4, 5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8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punctuation">]</text:span>
        <text:span text:style-name="rststyle-comment">
          <text:span text:style-name="rststyle-single"># dizi tanımladık</text:span>
        </text:span>
        <text:span text:style-name="rststyle-whitespace">
</text:span>
        <text:span text:style-name="rststyle-name">b</text:span>
        <text:span text:style-name="rststyle-operator">=</text:span>
        <text:span text:style-name="rststyle-punctuation">[]</text:span>
        <text:span text:style-name="rststyle-comment">
          <text:span text:style-name="rststyle-single"># diğer diziyi tanımladık</text:span>
        </text:span>
        <text:span text:style-name="rststyle-whitespace">
</text:span>
        <text:span text:style-name="rststyle-keyword">for</text:span>
        <text:span text:style-name="rststyle-name">i</text:span>
        <text:span text:style-name="rststyle-operator">
          <text:span text:style-name="rststyle-word">in</text:span>
        </text:span>
        <text:span text:style-name="rststyle-name">a</text:span>
        <text:span text:style-name="rststyle-punctuation">:</text:span>
        <text:span text:style-name="rststyle-comment">
          <text:span text:style-name="rststyle-single"># a elemanları i içine atılacak</text:span>
        </text:span>
        <text:span text:style-name="rststyle-whitespace">
</text:span>
        <text:span text:style-name="rststyle-name">b</text:span>
        <text:span text:style-name="rststyle-operator">.</text:span>
        <text:span text:style-name="rststyle-name">append</text:span>
        <text:span text:style-name="rststyle-punctuation">(</text:span>
        <text:span text:style-name="rststyle-name">i</text:span>
        <text:span text:style-name="rststyle-operator">/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)</text:span>
        <text:span text:style-name="rststyle-comment">
          <text:span text:style-name="rststyle-single"># b içine elemanın yarısını ekledik.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b</text:span>
        <text:span text:style-name="rststyle-punctuation">)</text:span>
        <text:span text:style-name="rststyle-whitespace">
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]</text:span>
        <text:p text:style-name="rststyle-textbody">Eğer dizi yerine string türünden bir değişken verirsek elemanlar bu stringin harfleri olacaktır. Aşağıdaki örnekte string içerisinde kaç tane a veya e harfi bulunduğunu hesaplayalım.</text:p>
        <ns0:p ns0:style-name="rststyle-codeblock">veri = "Merhaba Dünya"<ns0:line-break/>toplam = 0<ns0:line-break/>for i in veri:<ns0:line-break/><ns0:s ns0:c="4"/>if i == "a" or i == "e":<ns0:line-break/><ns0:s ns0:c="8"/>toplam += 1<ns0:line-break/>print(toplam)<ns0:line-break/>-&gt; 4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whitespace">
</text:span>
        <text:span text:style-name="rststyle-name">toplam</text:span>
        <text:span text:style-name="rststyle-operator">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whitespace">
</text:span>
        <text:span text:style-name="rststyle-keyword">for</text:span>
        <text:span text:style-name="rststyle-name">i</text:span>
        <text:span text:style-name="rststyle-operator">
          <text:span text:style-name="rststyle-word">in</text:span>
        </text:span>
        <text:span text:style-name="rststyle-name">veri</text:span>
        <text:span text:style-name="rststyle-punctuation">:</text:span>
        <text:span text:style-name="rststyle-whitespace">
</text:span>
        <text:span text:style-name="rststyle-keyword">if</text:span>
        <text:span text:style-name="rststyle-name">i</text:span>
        <text:span text:style-name="rststyle-operator">==</text:span>
        <text:span text:style-name="rststyle-literal">
          <text:span text:style-name="rststyle-string">
            <text:span text:style-name="rststyle-double">"a"</text:span>
          </text:span>
        </text:span>
        <text:span text:style-name="rststyle-operator">
          <text:span text:style-name="rststyle-word">or</text:span>
        </text:span>
        <text:span text:style-name="rststyle-name">i</text:span>
        <text:span text:style-name="rststyle-operator">==</text:span>
        <text:span text:style-name="rststyle-literal">
          <text:span text:style-name="rststyle-string">
            <text:span text:style-name="rststyle-double">"e"</text:span>
          </text:span>
        </text:span>
        <text:span text:style-name="rststyle-punctuation">:</text:span>
        <text:span text:style-name="rststyle-whitespace">
</text:span>
        <text:span text:style-name="rststyle-name">toplam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oplam</text:span>
        <text:span text:style-name="rststyle-punctuation">)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4</text:span>
          </text:span>
        </text:span>
        <text:p text:style-name="rststyle-textbody">Şimdiye kadarki anlatılanların daha iyi anlaşılması için asal sayı hesaplayan bir python kodu yazalım:</text:p>
        <ns0:p ns0:style-name="rststyle-codeblock">asallar = [2] # ilk asal sayıyı elle yazdık.<ns0:line-break/>i = 3 # Şu anki sayı<ns0:line-break/>while i &lt; 60: # 60a kadar say<ns0:line-break/><ns0:s ns0:c="4"/>hmm = True # asal sayı mı diye bakılan değişken<ns0:line-break/><ns0:s ns0:c="4"/>for e in asallar: # asal sayılar listesi elemanları<ns0:line-break/><ns0:s ns0:c="8"/>if i % e == 0: # tam bölünüyor mu<ns0:line-break/><ns0:s ns0:c="12"/>hmm = False # asal sayı değildir<ns0:line-break/><ns0:s ns0:c="12"/>break # for döngüsünden çıkmak için<ns0:line-break/><ns0:s ns0:c="4"/>if hmm: # Asal sayıysa diziye ekleyelim<ns0:line-break/><ns0:s ns0:c="8"/>asallar.append(i)<ns0:line-break/><ns0:s ns0:c="4"/>i += 1 # mevcut sayımızı 1 arttıralım.<ns0:line-break/>print(asallar) # 60a kadar olan asal sayılar dizisini yazalım.<ns0:line-break/>-&gt; [2, 3, 5, 7, 11, 13, 17, 19, 23, 29, 31, 37, 41, 43, 47, 53, 59]</ns0:p>
        <text:span text:style-name="rststyle-name">asallar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</text:span>
        <text:span text:style-name="rststyle-comment">
          <text:span text:style-name="rststyle-single"># ilk asal sayıyı elle yazdık.</text:span>
        </text:span>
        <text:span text:style-name="rststyle-whitespace">
</text:span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comment">
          <text:span text:style-name="rststyle-single"># Şu anki sayı</text:span>
        </text:span>
        <text:span text:style-name="rststyle-whitespace">
</text:span>
        <text:span text:style-name="rststyle-keyword">while</text:span>
        <text:span text:style-name="rststyle-name">i</text:span>
        <text:span text:style-name="rststyle-operator">&lt;</text:span>
        <text:span text:style-name="rststyle-literal">
          <text:span text:style-name="rststyle-number">
            <text:span text:style-name="rststyle-integer">60</text:span>
          </text:span>
        </text:span>
        <text:span text:style-name="rststyle-punctuation">:</text:span>
        <text:span text:style-name="rststyle-comment">
          <text:span text:style-name="rststyle-single"># 60a kadar say</text:span>
        </text:span>
        <text:span text:style-name="rststyle-whitespace">
</text:span>
        <text:span text:style-name="rststyle-name">hmm</text:span>
        <text:span text:style-name="rststyle-operator">=</text:span>
        <text:span text:style-name="rststyle-keyword">
          <text:span text:style-name="rststyle-constant">True</text:span>
        </text:span>
        <text:span text:style-name="rststyle-comment">
          <text:span text:style-name="rststyle-single"># asal sayı mı diye bakılan değişken</text:span>
        </text:span>
        <text:span text:style-name="rststyle-whitespace">
</text:span>
        <text:span text:style-name="rststyle-keyword">for</text:span>
        <text:span text:style-name="rststyle-name">e</text:span>
        <text:span text:style-name="rststyle-operator">
          <text:span text:style-name="rststyle-word">in</text:span>
        </text:span>
        <text:span text:style-name="rststyle-name">asallar</text:span>
        <text:span text:style-name="rststyle-punctuation">:</text:span>
        <text:span text:style-name="rststyle-comment">
          <text:span text:style-name="rststyle-single"># asal sayılar listesi elemanları</text:span>
        </text:span>
        <text:span text:style-name="rststyle-whitespace">
</text:span>
        <text:span text:style-name="rststyle-keyword">if</text:span>
        <text:span text:style-name="rststyle-name">i</text:span>
        <text:span text:style-name="rststyle-operator">%</text:span>
        <text:span text:style-name="rststyle-name">e</text:span>
        <text:span text:style-name="rststyle-operator">=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:</text:span>
        <text:span text:style-name="rststyle-comment">
          <text:span text:style-name="rststyle-single"># tam bölünüyor mu</text:span>
        </text:span>
        <text:span text:style-name="rststyle-whitespace">
</text:span>
        <text:span text:style-name="rststyle-name">hmm</text:span>
        <text:span text:style-name="rststyle-operator">=</text:span>
        <text:span text:style-name="rststyle-keyword">
          <text:span text:style-name="rststyle-constant">False</text:span>
        </text:span>
        <text:span text:style-name="rststyle-comment">
          <text:span text:style-name="rststyle-single"># asal sayı değildir</text:span>
        </text:span>
        <text:span text:style-name="rststyle-whitespace">
</text:span>
        <text:span text:style-name="rststyle-keyword">break</text:span>
        <text:span text:style-name="rststyle-comment">
          <text:span text:style-name="rststyle-single"># for döngüsünden çıkmak için</text:span>
        </text:span>
        <text:span text:style-name="rststyle-whitespace">
</text:span>
        <text:span text:style-name="rststyle-keyword">if</text:span>
        <text:span text:style-name="rststyle-name">hmm</text:span>
        <text:span text:style-name="rststyle-punctuation">:</text:span>
        <text:span text:style-name="rststyle-comment">
          <text:span text:style-name="rststyle-single"># Asal sayıysa diziye ekleyelim</text:span>
        </text:span>
        <text:span text:style-name="rststyle-whitespace">
</text:span>
        <text:span text:style-name="rststyle-name">asallar</text:span>
        <text:span text:style-name="rststyle-operator">.</text:span>
        <text:span text:style-name="rststyle-name">append</text:span>
        <text:span text:style-name="rststyle-punctuation">(</text:span>
        <text:span text:style-name="rststyle-name">i</text:span>
        <text:span text:style-name="rststyle-punctuation">)</text:span>
        <text:span text:style-name="rststyle-whitespace">
</text:span>
        <text:span text:style-name="rststyle-name">i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comment">
          <text:span text:style-name="rststyle-single"># mevcut sayımızı 1 arttıralım.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sallar</text:span>
        <text:span text:style-name="rststyle-punctuation">)</text:span>
        <text:span text:style-name="rststyle-comment">
          <text:span text:style-name="rststyle-single"># 60a kadar olan asal sayılar dizisini yazalım.</text:span>
        </text:span>
        <text:span text:style-name="rststyle-whitespace">
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9</text:span>
          </text:span>
        </text:span>
        <text:span text:style-name="rststyle-punctuation">]</text:span>
      </text:section>
      <text:section text:name="Section14" text:style-name="Sect1">
        <text:h text:outline-level="1" text:style-name="rststyle-heading1">İşlevler</text:h>
        <text:p text:style-name="rststyle-textbody">Python programlarken işlev tanımlayıp daha sonra bu işlevi kullanabiliriz. İşlevler aşağıdaki gibi tanımlanırlar:</text:p>
        <ns0:p ns0:style-name="rststyle-codeblock">def islev(girdi1,girdi2):<ns0:line-break/><ns0:s ns0:c="4"/>eylem</ns0:p>
        <text:span text:style-name="rststyle-keyword">def</text:span>
        <text:span text:style-name="rststyle-name">
          <text:span text:style-name="rststyle-function">islev</text:span>
        </text:span>
        <text:span text:style-name="rststyle-punctuation">(</text:span>
        <text:span text:style-name="rststyle-name">girdi1</text:span>
        <text:span text:style-name="rststyle-punctuation">,</text:span>
        <text:span text:style-name="rststyle-name">girdi2</text:span>
        <text:span text:style-name="rststyle-punctuation">):</text:span>
        <text:span text:style-name="rststyle-whitespace">
</text:span>
        <text:span text:style-name="rststyle-name">eylem</text:span>
        <text:p text:style-name="rststyle-textbody">işlevlerde çıktı sonucu olarak bir değişken döndürmek için <text:span text:style-name="rststyle-strong">return</text:span> ifadesi kullanılır. Örneğin girdideki sayıları toplayan işlev yazalım.</text:p>
        <ns0:p ns0:style-name="rststyle-codeblock">def topla(sayi1,sayi2):<ns0:line-break/><ns0:s ns0:c="4"/>return sayi1 + sayi2<ns0:line-break/><ns0:s ns0:c="4"/>print("Merhaba") # bu satır çalıştırılmaz<ns0:line-break/>toplam = topla(3,5)<ns0:line-break/>print(toplam)<ns0:line-break/>-&gt; 8</ns0:p>
        <text:span text:style-name="rststyle-keyword">def</text:span>
        <text:span text:style-name="rststyle-name">
          <text:span text:style-name="rststyle-function">topla</text:span>
        </text:span>
        <text:span text:style-name="rststyle-punctuation">(</text:span>
        <text:span text:style-name="rststyle-name">sayi1</text:span>
        <text:span text:style-name="rststyle-punctuation">,</text:span>
        <text:span text:style-name="rststyle-name">sayi2</text:span>
        <text:span text:style-name="rststyle-punctuation">):</text:span>
        <text:span text:style-name="rststyle-whitespace">
</text:span>
        <text:span text:style-name="rststyle-keyword">return</text:span>
        <text:span text:style-name="rststyle-name">sayi1</text:span>
        <text:span text:style-name="rststyle-operator">+</text:span>
        <text:span text:style-name="rststyle-name">sayi2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)</text:span>
        <text:span text:style-name="rststyle-comment">
          <text:span text:style-name="rststyle-single"># bu satır çalıştırılmaz</text:span>
        </text:span>
        <text:span text:style-name="rststyle-whitespace">
</text:span>
        <text:span text:style-name="rststyle-name">toplam</text:span>
        <text:span text:style-name="rststyle-operator">=</text:span>
        <text:span text:style-name="rststyle-name">topla</text:span>
        <text:span text:style-name="rststyle-punctuation">(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oplam</text:span>
        <text:span text:style-name="rststyle-punctuation">)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8</text:span>
          </text:span>
        </text:span>
        <text:p text:style-name="rststyle-textbody">Eğer bir değişken sadece işlevin içerisinde tanımlanırsa o değişken işlevin dışında tanımsız olur.</text:p>
        <ns0:p ns0:style-name="rststyle-codeblock">def yazdir():<ns0:line-break/><ns0:s ns0:c="4"/>yazi = "Merhaba"<ns0:line-break/><ns0:s ns0:c="4"/>print(yazi)<ns0:line-break/>yazdir()<ns0:line-break/>print(yazi)<ns0:line-break/>-&gt; Merhaba<ns0:line-break/>-&gt; Traceback (most recent call last):<ns0:line-break/>-&gt; <ns0:s ns0:c="2"/>File "ders.py", line 5, in &lt;module&gt;<ns0:line-break/>-&gt; <ns0:s ns0:c="4"/>print(yazi)<ns0:line-break/>-&gt; NameError: name 'yazi' is not defined</ns0:p>
        <text:span text:style-name="rststyle-keyword">def</text:span>
        <text:span text:style-name="rststyle-name">
          <text:span text:style-name="rststyle-function">yazdir</text:span>
        </text:span>
        <text:span text:style-name="rststyle-punctuation">():</text:span>
        <text:span text:style-name="rststyle-whitespace">
</text:span>
        <text:span text:style-name="rststyle-name">yazi</text:span>
        <text:span text:style-name="rststyle-operator">=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whitespace">
</text:span>
        <text:span text:style-name="rststyle-name">yazdir</text:span>
        <text:span text:style-name="rststyle-punctuation">(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whitespace">
</text:span>
        <text:span text:style-name="rststyle-operator">-&gt;</text:span>
        <text:span text:style-name="rststyle-name">Merhaba</text:span>
        <text:span text:style-name="rststyle-whitespace">
</text:span>
        <text:span text:style-name="rststyle-operator">-&gt;</text:span>
        <text:span text:style-name="rststyle-name">Traceback</text:span>
        <text:span text:style-name="rststyle-punctuation">(</text:span>
        <text:span text:style-name="rststyle-name">most</text:span>
        <text:span text:style-name="rststyle-name">recent</text:span>
        <text:span text:style-name="rststyle-name">call</text:span>
        <text:span text:style-name="rststyle-name">last</text:span>
        <text:span text:style-name="rststyle-punctuation">):</text:span>
        <text:span text:style-name="rststyle-whitespace">
</text:span>
        <text:span text:style-name="rststyle-operator">-&gt;</text:span>
        <text:span text:style-name="rststyle-name">File</text:span>
        <text:span text:style-name="rststyle-literal">
          <text:span text:style-name="rststyle-string">
            <text:span text:style-name="rststyle-double">"ders.py"</text:span>
          </text:span>
        </text:span>
        <text:span text:style-name="rststyle-punctuation">,</text:span>
        <text:span text:style-name="rststyle-name">line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operator">
          <text:span text:style-name="rststyle-word">in</text:span>
        </text:span>
        <text:span text:style-name="rststyle-operator">&lt;</text:span>
        <text:span text:style-name="rststyle-name">module</text:span>
        <text:span text:style-name="rststyle-operator">&gt;</text:span>
        <text:span text:style-name="rststyle-whitespace">
</text:span>
        <text:span text:style-name="rststyle-operator">-&gt;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whitespace">
</text:span>
        <text:span text:style-name="rststyle-operator">-&gt;</text:span>
        <text:span text:style-name="rststyle-name">
          <text:span text:style-name="rststyle-exception">NameError</text:span>
        </text:span>
        <text:span text:style-name="rststyle-punctuation">:</text:span>
        <text:span text:style-name="rststyle-name">name</text:span>
        <text:span text:style-name="rststyle-literal">
          <text:span text:style-name="rststyle-string">
            <text:span text:style-name="rststyle-single">'yazi'</text:span>
          </text:span>
        </text:span>
        <text:span text:style-name="rststyle-operator">
          <text:span text:style-name="rststyle-word">is</text:span>
        </text:span>
        <text:span text:style-name="rststyle-operator">
          <text:span text:style-name="rststyle-word">not</text:span>
        </text:span>
        <text:span text:style-name="rststyle-name">defined</text:span>
        <text:p text:style-name="rststyle-textbody">Bir işlevin ne işe yaradığını öğrenmek için <text:span text:style-name="rststyle-strong">help</text:span> işlevi kullanılır. işlevin ne işe yaradığını tanımlamak için ise ilk satıra <text:span text:style-name="rststyle-strong">"""</text:span> içerisine yazabiliriz. Bunu tanımlamak programınızı inceleyen diğer insanlar için yararlı olacaktır.</text:p>
        <ns0:p ns0:style-name="rststyle-codeblock">def abc(sayi):<ns0:line-break/><ns0:s ns0:c="4"/>"""Girilen sayıyı 10dan çıkartır"""<ns0:line-break/><ns0:s ns0:c="4"/>return 10-sayi<ns0:line-break/>help(abc)<ns0:line-break/>-&gt; <ns0:s ns0:c="1"/>Help on function abc in module __main__:<ns0:line-break/>-&gt;<ns0:line-break/>-&gt; <ns0:s ns0:c="1"/>abc(sayi)<ns0:line-break/>-&gt; <ns0:s ns0:c="5"/>Girilen sayıyı 10dan çıkartır</ns0:p>
        <text:span text:style-name="rststyle-keyword">def</text:span>
        <text:span text:style-name="rststyle-name">
          <text:span text:style-name="rststyle-function">abc</text:span>
        </text:span>
        <text:span text:style-name="rststyle-punctuation">(</text:span>
        <text:span text:style-name="rststyle-name">sayi</text:span>
        <text:span text:style-name="rststyle-punctuation">):</text:span>
        <text:span text:style-name="rststyle-whitespace">
    </text:span>
        <text:span text:style-name="rststyle-literal">
          <text:span text:style-name="rststyle-string">
            <text:span text:style-name="rststyle-doc">"""Girilen sayıyı 10dan çıkartır"""</text:span>
          </text:span>
        </text:span>
        <text:span text:style-name="rststyle-whitespace">
</text:span>
        <text:span text:style-name="rststyle-keyword">return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operator">-</text:span>
        <text:span text:style-name="rststyle-name">sayi</text:span>
        <text:span text:style-name="rststyle-whitespace">
</text:span>
        <text:span text:style-name="rststyle-name">help</text:span>
        <text:span text:style-name="rststyle-punctuation">(</text:span>
        <text:span text:style-name="rststyle-name">abc</text:span>
        <text:span text:style-name="rststyle-punctuation">)</text:span>
        <text:span text:style-name="rststyle-whitespace">
</text:span>
        <text:span text:style-name="rststyle-operator">-&gt;</text:span>
        <text:span text:style-name="rststyle-name">Help</text:span>
        <text:span text:style-name="rststyle-name">on</text:span>
        <text:span text:style-name="rststyle-name">function</text:span>
        <text:span text:style-name="rststyle-name">abc</text:span>
        <text:span text:style-name="rststyle-operator">
          <text:span text:style-name="rststyle-word">in</text:span>
        </text:span>
        <text:span text:style-name="rststyle-name">module</text:span>
        <text:span text:style-name="rststyle-name">__main__</text:span>
        <text:span text:style-name="rststyle-punctuation">:</text:span>
        <text:span text:style-name="rststyle-whitespace">
</text:span>
        <text:span text:style-name="rststyle-operator">-&gt;</text:span>
        <text:span text:style-name="rststyle-whitespace">
</text:span>
        <text:span text:style-name="rststyle-operator">-&gt;</text:span>
        <text:span text:style-name="rststyle-name">abc</text:span>
        <text:span text:style-name="rststyle-punctuation">(</text:span>
        <text:span text:style-name="rststyle-name">sayi</text:span>
        <text:span text:style-name="rststyle-punctuation">)</text:span>
        <text:span text:style-name="rststyle-whitespace">
</text:span>
        <text:span text:style-name="rststyle-operator">-&gt;</text:span>
        <text:span text:style-name="rststyle-name">Girilen</text:span>
        <text:span text:style-name="rststyle-name">sayıyı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name">dan</text:span>
        <text:span text:style-name="rststyle-name">çıkartır</text:span>
        <text:p text:style-name="rststyle-textbody">Bir işlevin birden çok çıktısı olabilir. Bunun için <text:span text:style-name="rststyle-strong">return</text:span> ifadesini virgülle ayrılmış olarak birden çok değişken ile kullanmalıyız.</text:p>
        <ns0:p ns0:style-name="rststyle-codeblock">def yer_degistir(a,b):<ns0:line-break/><ns0:s ns0:c="4"/>"""Girilen değişkenlerin yerini değiştirir"""<ns0:line-break/><ns0:s ns0:c="4"/>return b,a<ns0:line-break/>c = 12<ns0:line-break/>d = 31<ns0:line-break/>c,d = yer_degistir(c,d)<ns0:line-break/># Bunun yerine doğrudan c,d = d,c kullanılabilirdi.<ns0:line-break/>print(c,d)<ns0:line-break/>-&gt; 31 12</ns0:p>
        <text:span text:style-name="rststyle-keyword">def</text:span>
        <text:span text:style-name="rststyle-name">
          <text:span text:style-name="rststyle-function">yer_degistir</text:span>
        </text:span>
        <text:span text:style-name="rststyle-punctuation">(</text:span>
        <text:span text:style-name="rststyle-name">a</text:span>
        <text:span text:style-name="rststyle-punctuation">,</text:span>
        <text:span text:style-name="rststyle-name">b</text:span>
        <text:span text:style-name="rststyle-punctuation">):</text:span>
        <text:span text:style-name="rststyle-whitespace">
    </text:span>
        <text:span text:style-name="rststyle-literal">
          <text:span text:style-name="rststyle-string">
            <text:span text:style-name="rststyle-doc">"""Girilen değişkenlerin yerini değiştirir"""</text:span>
          </text:span>
        </text:span>
        <text:span text:style-name="rststyle-whitespace">
</text:span>
        <text:span text:style-name="rststyle-keyword">return</text:span>
        <text:span text:style-name="rststyle-name">b</text:span>
        <text:span text:style-name="rststyle-punctuation">,</text:span>
        <text:span text:style-name="rststyle-name">a</text:span>
        <text:span text:style-name="rststyle-whitespace">
</text:span>
        <text:span text:style-name="rststyle-name">c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whitespace">
</text:span>
        <text:span text:style-name="rststyle-name">d</text:span>
        <text:span text:style-name="rststyle-operator">=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whitespace">
</text:span>
        <text:span text:style-name="rststyle-name">c</text:span>
        <text:span text:style-name="rststyle-punctuation">,</text:span>
        <text:span text:style-name="rststyle-name">d</text:span>
        <text:span text:style-name="rststyle-operator">=</text:span>
        <text:span text:style-name="rststyle-name">yer_degistir</text:span>
        <text:span text:style-name="rststyle-punctuation">(</text:span>
        <text:span text:style-name="rststyle-name">c</text:span>
        <text:span text:style-name="rststyle-punctuation">,</text:span>
        <text:span text:style-name="rststyle-name">d</text:span>
        <text:span text:style-name="rststyle-punctuation">)</text:span>
        <text:span text:style-name="rststyle-whitespace">
</text:span>
        <text:span text:style-name="rststyle-comment">
          <text:span text:style-name="rststyle-single"># Bunun yerine doğrudan c,d = d,c kullanılabilirdi.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c</text:span>
        <text:span text:style-name="rststyle-punctuation">,</text:span>
        <text:span text:style-name="rststyle-name">d</text:span>
        <text:span text:style-name="rststyle-punctuation">)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literal">
          <text:span text:style-name="rststyle-number">
            <text:span text:style-name="rststyle-integer">12</text:span>
          </text:span>
        </text:span>
        <text:p text:style-name="rststyle-textbody">Konunun daha iyi anlaşılabilir olması için girilen dizinin sayılarının ortalamasını alan bir fonksiyon yazalım.</text:p>
        <ns0:p ns0:style-name="rststyle-codeblock">def ortalama(dizi):<ns0:line-break/><ns0:s ns0:c="4"/>toplam = 0 # toplam değişkeni tanımladık.<ns0:line-break/><ns0:s ns0:c="4"/>for eleman in dizi: # for döngüsü oluşturduk.<ns0:line-break/><ns0:s ns0:c="8"/>toplam += int(eleman) # elemanları topladık.<ns0:line-break/><ns0:s ns0:c="4"/>return toplam / len(dizi) # toplamı eleman sayısına böldük.<ns0:line-break/><ns0:line-break/>ort = input("Dizi giriniz. aralarına , koyunuz")<ns0:line-break/>print(ortalama(ort.split(",")))<ns0:line-break/>&lt;- 1,34,22,-32<ns0:line-break/>-&gt; 6.25</ns0:p>
        <text:span text:style-name="rststyle-keyword">def</text:span>
        <text:span text:style-name="rststyle-name">
          <text:span text:style-name="rststyle-function">ortalama</text:span>
        </text:span>
        <text:span text:style-name="rststyle-punctuation">(</text:span>
        <text:span text:style-name="rststyle-name">dizi</text:span>
        <text:span text:style-name="rststyle-punctuation">):</text:span>
        <text:span text:style-name="rststyle-whitespace">
</text:span>
        <text:span text:style-name="rststyle-name">toplam</text:span>
        <text:span text:style-name="rststyle-operator">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comment">
          <text:span text:style-name="rststyle-single"># toplam değişkeni tanımladık.</text:span>
        </text:span>
        <text:span text:style-name="rststyle-whitespace">
</text:span>
        <text:span text:style-name="rststyle-keyword">for</text:span>
        <text:span text:style-name="rststyle-name">eleman</text:span>
        <text:span text:style-name="rststyle-operator">
          <text:span text:style-name="rststyle-word">in</text:span>
        </text:span>
        <text:span text:style-name="rststyle-name">dizi</text:span>
        <text:span text:style-name="rststyle-punctuation">:</text:span>
        <text:span text:style-name="rststyle-comment">
          <text:span text:style-name="rststyle-single"># for döngüsü oluşturduk.</text:span>
        </text:span>
        <text:span text:style-name="rststyle-whitespace">
</text:span>
        <text:span text:style-name="rststyle-name">toplam</text:span>
        <text:span text:style-name="rststyle-operator">+=</text:span>
        <text:span text:style-name="rststyle-name">
          <text:span text:style-name="rststyle-builtin">int</text:span>
        </text:span>
        <text:span text:style-name="rststyle-punctuation">(</text:span>
        <text:span text:style-name="rststyle-name">eleman</text:span>
        <text:span text:style-name="rststyle-punctuation">)</text:span>
        <text:span text:style-name="rststyle-comment">
          <text:span text:style-name="rststyle-single"># elemanları topladık.</text:span>
        </text:span>
        <text:span text:style-name="rststyle-whitespace">
</text:span>
        <text:span text:style-name="rststyle-keyword">return</text:span>
        <text:span text:style-name="rststyle-name">toplam</text:span>
        <text:span text:style-name="rststyle-operator">/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dizi</text:span>
        <text:span text:style-name="rststyle-punctuation">)</text:span>
        <text:span text:style-name="rststyle-comment">
          <text:span text:style-name="rststyle-single"># toplamı eleman sayısına böldük.</text:span>
        </text:span>
        <text:span text:style-name="rststyle-whitespace">

</text:span>
        <text:span text:style-name="rststyle-name">ort</text:span>
        <text:span text:style-name="rststyle-operator">=</text:span>
        <text:span text:style-name="rststyle-name">
          <text:span text:style-name="rststyle-builtin">input</text:span>
        </text:span>
        <text:span text:style-name="rststyle-punctuation">(</text:span>
        <text:span text:style-name="rststyle-literal">
          <text:span text:style-name="rststyle-string">
            <text:span text:style-name="rststyle-double">"Dizi giriniz. aralarına , koyunuz"</text:span>
          </text:span>
        </text:span>
        <text:span text:style-name="rststyle-punctuation">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ortalama</text:span>
        <text:span text:style-name="rststyle-punctuation">(</text:span>
        <text:span text:style-name="rststyle-name">ort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,"</text:span>
          </text:span>
        </text:span>
        <text:span text:style-name="rststyle-punctuation">)))</text:span>
        <text:span text:style-name="rststyle-whitespace">
</text:span>
        <text:span text:style-name="rststyle-operator">&lt;-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,</text:span>
        <text:span text:style-name="rststyle-operator">-</text:span>
        <text:span text:style-name="rststyle-literal">
          <text:span text:style-name="rststyle-number">
            <text:span text:style-name="rststyle-integer">32</text:span>
          </text:span>
        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float">6.25</text:span>
          </text:span>
        </text:span>
      </text:section>
      <text:section text:name="Section15" text:style-name="Sect1">
        <text:h text:outline-level="1" text:style-name="rststyle-heading1">Sınıflar</text:h>
        <text:p text:style-name="rststyle-textbody">Sınıf kavramı işlevlerin ve değişkenlerin guruplanarak nesneler haline getirilmesinden meydana gelir. Yani bir sınıf ona bağlı işlevlerden ve değişkenlerden oluşur. Sınıflar aşağıdaki gibi tanımlanırlar.</text:p>
        <ns0:p ns0:style-name="rststyle-codeblock">class sinif:<ns0:line-break/><ns0:s ns0:c="4"/>def __init__(self,girdi):<ns0:line-break/><ns0:s ns0:c="8"/>eylem<ns0:line-break/><ns0:s ns0:c="4"/>def islev(self,girdi):<ns0:line-break/><ns0:s ns0:c="8"/>eylem</ns0:p>
        <text:span text:style-name="rststyle-keyword">class</text:span>
        <text:span text:style-name="rststyle-name">
          <text:span text:style-name="rststyle-class">sinif</text:span>
        </text:span>
        <text:span text:style-name="rststyle-punctuation">:</text:span>
        <text:span text:style-name="rststyle-whitespace">
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girdi</text:span>
        <text:span text:style-name="rststyle-punctuation">):</text:span>
        <text:span text:style-name="rststyle-whitespace">
</text:span>
        <text:span text:style-name="rststyle-name">eylem</text:span>
        <text:span text:style-name="rststyle-whitespace">
</text:span>
        <text:span text:style-name="rststyle-keyword">def</text:span>
        <text:span text:style-name="rststyle-name">
          <text:span text:style-name="rststyle-function">islev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girdi</text:span>
        <text:span text:style-name="rststyle-punctuation">):</text:span>
        <text:span text:style-name="rststyle-whitespace">
</text:span>
        <text:span text:style-name="rststyle-name">eylem</text:span>
        <text:p text:style-name="rststyle-textbody">Burada <text:span text:style-name="rststyle-strong">__init__</text:span> işlevi sınıfı oluştururken çalıştırılan ilk eylemleri tanımlamak için kullanılır. sınıf işlevleri tanımlanırken ilk girdi olarak <text:span text:style-name="rststyle-strong">self</text:span> kullanılmalıdır. Bu ifade sınıfın kendisi anlamına gelir. Örneğin bir sınıf tanımlayalım ve bu sınıftaki işlevler ile girdideki sayılara toplama ve çıkartma işlemi uygulayalım.</text:p>
        <ns0:p ns0:style-name="rststyle-codeblock">class sayi_isle:<ns0:line-break/><ns0:s ns0:c="4"/>def __init__(self,ilk,ikinci):<ns0:line-break/><ns0:s ns0:c="8"/>self.sayi1 = ilk<ns0:line-break/><ns0:s ns0:c="8"/>self.sayi2 = ikinci<ns0:line-break/><ns0:s ns0:c="4"/>def topla():<ns0:line-break/><ns0:s ns0:c="8"/>return self.sayi1 + self.sayi2<ns0:line-break/><ns0:s ns0:c="4"/>def cikart():<ns0:line-break/><ns0:s ns0:c="8"/>return self.sayi1 - self.sayi2<ns0:line-break/><ns0:line-break/>nesne = sayi_isle(12,3)<ns0:line-break/>a = nesne.topla()<ns0:line-break/>b = nesne.cikart()<ns0:line-break/>print(a,b)<ns0:line-break/>-&gt; 15 9</ns0:p>
        <text:span text:style-name="rststyle-keyword">class</text:span>
        <text:span text:style-name="rststyle-name">
          <text:span text:style-name="rststyle-class">sayi_isle</text:span>
        </text:span>
        <text:span text:style-name="rststyle-punctuation">:</text:span>
        <text:span text:style-name="rststyle-whitespace">
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ilk</text:span>
        <text:span text:style-name="rststyle-punctuation">,</text:span>
        <text:span text:style-name="rststyle-name">ikinci</text:span>
        <text:span text:style-name="rststyle-punctuation">):</text:span>
        <text:span text:style-name="rststyle-whitespace">
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1</text:span>
        <text:span text:style-name="rststyle-operator">=</text:span>
        <text:span text:style-name="rststyle-name">ilk</text:span>
        <text:span text:style-name="rststyle-whitespace">
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operator">=</text:span>
        <text:span text:style-name="rststyle-name">ikinci</text:span>
        <text:span text:style-name="rststyle-whitespace">
</text:span>
        <text:span text:style-name="rststyle-keyword">def</text:span>
        <text:span text:style-name="rststyle-name">
          <text:span text:style-name="rststyle-function">topla</text:span>
        </text:span>
        <text:span text:style-name="rststyle-punctuation">():</text:span>
        <text:span text:style-name="rststyle-whitespace">
</text:span>
        <text:span text:style-name="rststyle-keyword">return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1</text:span>
        <text:span text:style-name="rststyle-operator">+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whitespace">
</text:span>
        <text:span text:style-name="rststyle-keyword">def</text:span>
        <text:span text:style-name="rststyle-name">
          <text:span text:style-name="rststyle-function">cikart</text:span>
        </text:span>
        <text:span text:style-name="rststyle-punctuation">():</text:span>
        <text:span text:style-name="rststyle-whitespace">
</text:span>
        <text:span text:style-name="rststyle-keyword">return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1</text:span>
        <text:span text:style-name="rststyle-operator">-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whitespace">

</text:span>
        <text:span text:style-name="rststyle-name">nesne</text:span>
        <text:span text:style-name="rststyle-operator">=</text:span>
        <text:span text:style-name="rststyle-name">sayi_isle</text:span>
        <text:span text:style-name="rststyle-punctuation">(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)</text:span>
        <text:span text:style-name="rststyle-whitespace">
</text:span>
        <text:span text:style-name="rststyle-name">a</text:span>
        <text:span text:style-name="rststyle-operator">=</text:span>
        <text:span text:style-name="rststyle-name">nesne</text:span>
        <text:span text:style-name="rststyle-operator">.</text:span>
        <text:span text:style-name="rststyle-name">topla</text:span>
        <text:span text:style-name="rststyle-punctuation">()</text:span>
        <text:span text:style-name="rststyle-whitespace">
</text:span>
        <text:span text:style-name="rststyle-name">b</text:span>
        <text:span text:style-name="rststyle-operator">=</text:span>
        <text:span text:style-name="rststyle-name">nesne</text:span>
        <text:span text:style-name="rststyle-operator">.</text:span>
        <text:span text:style-name="rststyle-name">cikart</text:span>
        <text:span text:style-name="rststyle-punctuation">(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,</text:span>
        <text:span text:style-name="rststyle-name">b</text:span>
        <text:span text:style-name="rststyle-punctuation">)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15</text:span>
          </text:span>
        </text:span>
        <text:span text:style-name="rststyle-literal">
          <text:span text:style-name="rststyle-number">
            <text:span text:style-name="rststyle-integer">9</text:span>
          </text:span>
        </text:span>
        <text:p text:style-name="rststyle-textbody">Burada işlevlere <text:span text:style-name="rststyle-strong">nesne.islev()</text:span> ifadesi ile erişebiliyoruz. Aynı zamanda değişkenlere de <text:span text:style-name="rststyle-strong">nesne.degisken</text:span> ifadesi ile erişmemiz ve değiştirmemiz mümkündür. Sınıf içerisinden ise <text:span text:style-name="rststyle-strong">self.islev()</text:span> ve <text:span text:style-name="rststyle-strong">self.degisken</text:span> şeklinde bir ifade kullanmamız gerekmektedir.</text:p>
      </text:section>
      <text:section text:name="Section16" text:style-name="Sect1">
        <text:h text:outline-level="1" text:style-name="rststyle-heading1">Dosya işlemleri</text:h>
        <text:p text:style-name="rststyle-textbody">Bir dosyayı açmak için <text:span text:style-name="rststyle-strong">open</text:span> işlevi kullanılır. Açılan dosyadan satır okumak için <text:span text:style-name="rststyle-strong">readline</text:span> işlevi, tamamını okumak için <text:span text:style-name="rststyle-strong">read</text:span> işlevi, tüm satırları okuyup dizi haline getirmek için ise <text:span text:style-name="rststyle-strong">readlines</text:span> işlevi kullanılır.</text:p>
        <text:p text:style-name="rststyle-textbody">deneme.txt adında içeriği aşağıdaki gibi olan bir doysamız olsun:</text:p>
        <ns0:p ns0:style-name="rststyle-codeblock">Merhaba dünya<ns0:line-break/>Selam dünya<ns0:line-break/>sayı:123</ns0:p>
        <text:p text:style-name="rststyle-textbody">Aşağıdaki örnekte bu dosyayı açıp okuyup ekrana basalım.</text:p>
        <ns0:p ns0:style-name="rststyle-codeblock">dosya = open("dosya.txt","r") # okumak için r kullanılır.<ns0:line-break/>ilksatir = dosya.readline()<ns0:line-break/>tumu = dosya.read()<ns0:line-break/>satirlar = dosya.readlines()<ns0:line-break/>print(len(satirlar))<ns0:line-break/>-&gt; 3</ns0:p>
        <text:span text:style-name="rststyle-name">dosya</text:span>
        <text:span text:style-name="rststyle-operator">=</text:span>
        <text:span text:style-name="rststyle-name">
          <text:span text:style-name="rststyle-builtin">open</text:span>
        </text:span>
        <text:span text:style-name="rststyle-punctuation">(</text:span>
        <text:span text:style-name="rststyle-literal">
          <text:span text:style-name="rststyle-string">
            <text:span text:style-name="rststyle-double">"dosya.txt"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r"</text:span>
          </text:span>
        </text:span>
        <text:span text:style-name="rststyle-punctuation">)</text:span>
        <text:span text:style-name="rststyle-comment">
          <text:span text:style-name="rststyle-single"># okumak için r kullanılır.</text:span>
        </text:span>
        <text:span text:style-name="rststyle-whitespace">
</text:span>
        <text:span text:style-name="rststyle-name">ilksatir</text:span>
        <text:span text:style-name="rststyle-operator">=</text:span>
        <text:span text:style-name="rststyle-name">dosya</text:span>
        <text:span text:style-name="rststyle-operator">.</text:span>
        <text:span text:style-name="rststyle-name">readline</text:span>
        <text:span text:style-name="rststyle-punctuation">()</text:span>
        <text:span text:style-name="rststyle-whitespace">
</text:span>
        <text:span text:style-name="rststyle-name">tumu</text:span>
        <text:span text:style-name="rststyle-operator">=</text:span>
        <text:span text:style-name="rststyle-name">dosya</text:span>
        <text:span text:style-name="rststyle-operator">.</text:span>
        <text:span text:style-name="rststyle-name">read</text:span>
        <text:span text:style-name="rststyle-punctuation">()</text:span>
        <text:span text:style-name="rststyle-whitespace">
</text:span>
        <text:span text:style-name="rststyle-name">satirlar</text:span>
        <text:span text:style-name="rststyle-operator">=</text:span>
        <text:span text:style-name="rststyle-name">dosya</text:span>
        <text:span text:style-name="rststyle-operator">.</text:span>
        <text:span text:style-name="rststyle-name">readlines</text:span>
        <text:span text:style-name="rststyle-punctuation">(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satirlar</text:span>
        <text:span text:style-name="rststyle-punctuation">))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3</text:span>
          </text:span>
        </text:span>
        <text:p text:style-name="rststyle-textbody">Dosyaya yazmak için ise <text:span text:style-name="rststyle-strong">write</text:span> işlevi kullanılır. Okuma ve yazma işlemleri bittikten sonra <text:span text:style-name="rststyle-strong">close</text:span> işlevi ile dosya kapatılmalıdır. Dosyayı kapatmadan değişiklikleri diske işletmek için <text:span text:style-name="rststyle-strong">flush</text:span> işlevi kullanılır.</text:p>
        <ns0:p ns0:style-name="rststyle-codeblock">dosya = open("dosya.txt","w") # yazmak için w eklemek için a kullanılır.<ns0:line-break/>dosya.write("Merhaba dünya\n")<ns0:line-break/>dosya.write("Selam dünya\n")<ns0:line-break/>dosya.write("sayı:123\n")<ns0:line-break/>dosya.close()</ns0:p>
        <text:span text:style-name="rststyle-name">dosya</text:span>
        <text:span text:style-name="rststyle-operator">=</text:span>
        <text:span text:style-name="rststyle-name">
          <text:span text:style-name="rststyle-builtin">open</text:span>
        </text:span>
        <text:span text:style-name="rststyle-punctuation">(</text:span>
        <text:span text:style-name="rststyle-literal">
          <text:span text:style-name="rststyle-string">
            <text:span text:style-name="rststyle-double">"dosya.txt"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w"</text:span>
          </text:span>
        </text:span>
        <text:span text:style-name="rststyle-punctuation">)</text:span>
        <text:span text:style-name="rststyle-comment">
          <text:span text:style-name="rststyle-single"># yazmak için w eklemek için a kullanılır.</text:span>
        </text:span>
        <text:span text:style-name="rststyle-whitespace">
</text:span>
        <text:span text:style-name="rststyle-name">dosya</text:span>
        <text:span text:style-name="rststyle-operator">.</text:span>
        <text:span text:style-name="rststyle-name">write</text:span>
        <text:span text:style-name="rststyle-punctuation">(</text:span>
        <text:span text:style-name="rststyle-literal">
          <text:span text:style-name="rststyle-string">
            <text:span text:style-name="rststyle-double">"Merhaba dünya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</text:span>
        <text:span text:style-name="rststyle-whitespace">
</text:span>
        <text:span text:style-name="rststyle-name">dosya</text:span>
        <text:span text:style-name="rststyle-operator">.</text:span>
        <text:span text:style-name="rststyle-name">write</text:span>
        <text:span text:style-name="rststyle-punctuation">(</text:span>
        <text:span text:style-name="rststyle-literal">
          <text:span text:style-name="rststyle-string">
            <text:span text:style-name="rststyle-double">"Selam dünya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</text:span>
        <text:span text:style-name="rststyle-whitespace">
</text:span>
        <text:span text:style-name="rststyle-name">dosya</text:span>
        <text:span text:style-name="rststyle-operator">.</text:span>
        <text:span text:style-name="rststyle-name">write</text:span>
        <text:span text:style-name="rststyle-punctuation">(</text:span>
        <text:span text:style-name="rststyle-literal">
          <text:span text:style-name="rststyle-string">
            <text:span text:style-name="rststyle-double">"sayı:123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</text:span>
        <text:span text:style-name="rststyle-whitespace">
</text:span>
        <text:span text:style-name="rststyle-name">dosya</text:span>
        <text:span text:style-name="rststyle-operator">.</text:span>
        <text:span text:style-name="rststyle-name">close</text:span>
        <text:span text:style-name="rststyle-punctuation">()</text:span>
      </text:section>
      <text:section text:name="Section17" text:style-name="Sect1">
        <text:h text:outline-level="1" text:style-name="rststyle-heading1">Modüller</text:h>
        <text:p text:style-name="rststyle-textbody">Python programlarında kodların markaşıklaşmasını önlemek ve daha kullanışlı hale getirmek amacıyla modüller bulunur. Modüller <text:span text:style-name="rststyle-strong">import</text:span> ifadesi ile çağırılır. Modüller aslında birer Birer python kütüphanesidir ve sınıf sayılırlar. Örneğin deneme.py dosyamızda aşağıdaki kodlar bulunsun:</text:p>
        <ns0:p ns0:style-name="rststyle-codeblock">yazi = "Merhaba"<ns0:line-break/>sayi = 12<ns0:line-break/>def yazdir():<ns0:line-break/><ns0:s ns0:c="4"/>print(yazi)<ns0:line-break/>class sinif:<ns0:line-break/><ns0:s ns0:c="4"/>def islev(self):<ns0:line-break/><ns0:s ns0:c="8"/>print("selam")</ns0:p>
        <text:span text:style-name="rststyle-name">yazi</text:span>
        <text:span text:style-name="rststyle-operator">=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whitespace">
</text:span>
        <text:span text:style-name="rststyle-name">say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whitespace">
</text:span>
        <text:span text:style-name="rststyle-keyword">def</text:span>
        <text:span text:style-name="rststyle-name">
          <text:span text:style-name="rststyle-function">yazdir</text:span>
        </text:span>
        <text:span text:style-name="rststyle-punctuation">():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whitespace">
</text:span>
        <text:span text:style-name="rststyle-keyword">class</text:span>
        <text:span text:style-name="rststyle-name">
          <text:span text:style-name="rststyle-class">sinif</text:span>
        </text:span>
        <text:span text:style-name="rststyle-punctuation">:</text:span>
        <text:span text:style-name="rststyle-whitespace">
</text:span>
        <text:span text:style-name="rststyle-keyword">def</text:span>
        <text:span text:style-name="rststyle-name">
          <text:span text:style-name="rststyle-function">islev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):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selam"</text:span>
          </text:span>
        </text:span>
        <text:span text:style-name="rststyle-punctuation">)</text:span>
        <text:p text:style-name="rststyle-textbody">Şimdi bu modülümüzü çağırıp içerisindeki işlevleri ve değişkenleri kullanalım.</text:p>
        <ns0:p ns0:style-name="rststyle-codeblock">import deneme # deneme modülünü çağırdık<ns0:line-break/>print(deneme.yazi) # değişkeni kullandık<ns0:line-break/>deneme.yazdir() # işlevi kullandık.<ns0:line-break/>deneme.sayi = 76 # değişkeni değiştirdik<ns0:line-break/>nesne = deneme.sinif() # sınıftan nesne oluşturduk<ns0:line-break/>nesne.islev() # nesneyi kullandık<ns0:line-break/>-&gt; Merhaba<ns0:line-break/>-&gt; selam</ns0:p>
        <text:span text:style-name="rststyle-keyword">
          <text:span text:style-name="rststyle-namespace">import</text:span>
        </text:span>
        <text:span text:style-name="rststyle-name">
          <text:span text:style-name="rststyle-namespace">deneme</text:span>
        </text:span>
        <text:span text:style-name="rststyle-comment">
          <text:span text:style-name="rststyle-single"># deneme modülünü çağırdık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deneme</text:span>
        <text:span text:style-name="rststyle-operator">.</text:span>
        <text:span text:style-name="rststyle-name">yazi</text:span>
        <text:span text:style-name="rststyle-punctuation">)</text:span>
        <text:span text:style-name="rststyle-comment">
          <text:span text:style-name="rststyle-single"># değişkeni kullandık</text:span>
        </text:span>
        <text:span text:style-name="rststyle-whitespace">
</text:span>
        <text:span text:style-name="rststyle-name">deneme</text:span>
        <text:span text:style-name="rststyle-operator">.</text:span>
        <text:span text:style-name="rststyle-name">yazdir</text:span>
        <text:span text:style-name="rststyle-punctuation">()</text:span>
        <text:span text:style-name="rststyle-comment">
          <text:span text:style-name="rststyle-single"># işlevi kullandık.</text:span>
        </text:span>
        <text:span text:style-name="rststyle-whitespace">
</text:span>
        <text:span text:style-name="rststyle-name">deneme</text:span>
        <text:span text:style-name="rststyle-operator">.</text:span>
        <text:span text:style-name="rststyle-name">sayi</text:span>
        <text:span text:style-name="rststyle-operator">=</text:span>
        <text:span text:style-name="rststyle-literal">
          <text:span text:style-name="rststyle-number">
            <text:span text:style-name="rststyle-integer">76</text:span>
          </text:span>
        </text:span>
        <text:span text:style-name="rststyle-comment">
          <text:span text:style-name="rststyle-single"># değişkeni değiştirdik</text:span>
        </text:span>
        <text:span text:style-name="rststyle-whitespace">
</text:span>
        <text:span text:style-name="rststyle-name">nesne</text:span>
        <text:span text:style-name="rststyle-operator">=</text:span>
        <text:span text:style-name="rststyle-name">deneme</text:span>
        <text:span text:style-name="rststyle-operator">.</text:span>
        <text:span text:style-name="rststyle-name">sinif</text:span>
        <text:span text:style-name="rststyle-punctuation">()</text:span>
        <text:span text:style-name="rststyle-comment">
          <text:span text:style-name="rststyle-single"># sınıftan nesne oluşturduk</text:span>
        </text:span>
        <text:span text:style-name="rststyle-whitespace">
</text:span>
        <text:span text:style-name="rststyle-name">nesne</text:span>
        <text:span text:style-name="rststyle-operator">.</text:span>
        <text:span text:style-name="rststyle-name">islev</text:span>
        <text:span text:style-name="rststyle-punctuation">()</text:span>
        <text:span text:style-name="rststyle-comment">
          <text:span text:style-name="rststyle-single"># nesneyi kullandık</text:span>
        </text:span>
        <text:span text:style-name="rststyle-whitespace">
</text:span>
        <text:span text:style-name="rststyle-operator">-&gt;</text:span>
        <text:span text:style-name="rststyle-name">Merhaba</text:span>
        <text:span text:style-name="rststyle-whitespace">
</text:span>
        <text:span text:style-name="rststyle-operator">-&gt;</text:span>
        <text:span text:style-name="rststyle-name">selam</text:span>
        <text:p text:style-name="rststyle-textbody">Şimdiye kadar anlatılanların daha iyi anlaşılması için aşağıda ini parser örneği yapalım. Örnek bir ini dosyası aşağıdaki gibidir:</text:p>
        <ns0:p ns0:style-name="rststyle-codeblock">[bölüm1]<ns0:line-break/>veri1=deger1<ns0:line-break/>veri2=deger2<ns0:line-break/>[bölüm2]<ns0:line-break/>veri3=deger3<ns0:line-break/>veri4=deger4</ns0:p>
        <text:span text:style-name="rststyle-keyword">[bölüm1]</text:span>
        <text:span text:style-name="rststyle-whitespace">
</text:span>
        <text:span text:style-name="rststyle-name">
          <text:span text:style-name="rststyle-attribute">veri1</text:span>
        </text:span>
        <text:span text:style-name="rststyle-operator">=</text:span>
        <text:span text:style-name="rststyle-literal">
          <text:span text:style-name="rststyle-string">deger1</text:span>
        </text:span>
        <text:span text:style-name="rststyle-whitespace">
</text:span>
        <text:span text:style-name="rststyle-name">
          <text:span text:style-name="rststyle-attribute">veri2</text:span>
        </text:span>
        <text:span text:style-name="rststyle-operator">=</text:span>
        <text:span text:style-name="rststyle-literal">
          <text:span text:style-name="rststyle-string">deger2</text:span>
        </text:span>
        <text:span text:style-name="rststyle-whitespace">
</text:span>
        <text:span text:style-name="rststyle-keyword">[bölüm2]</text:span>
        <text:span text:style-name="rststyle-whitespace">
</text:span>
        <text:span text:style-name="rststyle-name">
          <text:span text:style-name="rststyle-attribute">veri3</text:span>
        </text:span>
        <text:span text:style-name="rststyle-operator">=</text:span>
        <text:span text:style-name="rststyle-literal">
          <text:span text:style-name="rststyle-string">deger3</text:span>
        </text:span>
        <text:span text:style-name="rststyle-whitespace">
</text:span>
        <text:span text:style-name="rststyle-name">
          <text:span text:style-name="rststyle-attribute">veri4</text:span>
        </text:span>
        <text:span text:style-name="rststyle-operator">=</text:span>
        <text:span text:style-name="rststyle-literal">
          <text:span text:style-name="rststyle-string">deger4</text:span>
        </text:span>
        <text:p text:style-name="rststyle-textbody">Bir adet modül yazıp bu modül ile ini dosyası okuyup istenilen bölümdeki değeri bulalım ve döndürelim.</text:p>
        <ns0:p ns0:style-name="rststyle-codeblock">[Merhaba]<ns0:line-break/>dünya=12<ns0:line-break/>selam=44<ns0:line-break/>[hmm]<ns0:line-break/>veri=abc123x<ns0:line-break/>sayı=44</ns0:p>
        <text:span text:style-name="rststyle-punctuation">[</text:span>
        <text:span text:style-name="rststyle-name">Merhaba</text:span>
        <text:span text:style-name="rststyle-punctuation">]</text:span>
        <text:span text:style-name="rststyle-whitespace">
</text:span>
        <text:span text:style-name="rststyle-name">dünya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whitespace">
</text:span>
        <text:span text:style-name="rststyle-name">selam</text:span>
        <text:span text:style-name="rststyle-operator">=</text:span>
        <text:span text:style-name="rststyle-literal">
          <text:span text:style-name="rststyle-number">
            <text:span text:style-name="rststyle-integer">44</text:span>
          </text:span>
        </text:span>
        <text:span text:style-name="rststyle-whitespace">
</text:span>
        <text:span text:style-name="rststyle-punctuation">[</text:span>
        <text:span text:style-name="rststyle-name">hmm</text:span>
        <text:span text:style-name="rststyle-punctuation">]</text:span>
        <text:span text:style-name="rststyle-whitespace">
</text:span>
        <text:span text:style-name="rststyle-name">veri</text:span>
        <text:span text:style-name="rststyle-operator">=</text:span>
        <text:span text:style-name="rststyle-name">abc123x</text:span>
        <text:span text:style-name="rststyle-whitespace">
</text:span>
        <text:span text:style-name="rststyle-name">sayı</text:span>
        <text:span text:style-name="rststyle-operator">=</text:span>
        <text:span text:style-name="rststyle-literal">
          <text:span text:style-name="rststyle-number">
            <text:span text:style-name="rststyle-integer">44</text:span>
          </text:span>
        </text:span>
        <ns0:p ns0:style-name="rststyle-codeblock"># iniparser.py içeriği<ns0:line-break/>dosya = None # boş dosya nesnesi<ns0:line-break/>class inidosya:<ns0:line-break/><ns0:s ns0:c="4"/>def __init__(self,yol):<ns0:line-break/><ns0:s ns0:c="8"/>ini = open(yol,"r") # ini dosyasını açtık<ns0:line-break/><ns0:s ns0:c="8"/>self.icerik = ini.read() # dosya içeriğini okuduk<ns0:line-break/><ns0:s ns0:c="4"/>def deger_al(bolum,veri):<ns0:line-break/><ns0:s ns0:c="8"/>etkin = False # istenilen yere gelene kadar etkisiz kal<ns0:line-break/><ns0:s ns0:c="8"/>for satir in dosya.icerik.split("\n"):<ns0:line-break/><ns0:s ns0:c="12"/>if "[" + bolum + "]" in satir: # okunan satırda istenilen bölümün başı mı<ns0:line-break/><ns0:s ns0:c="16"/>etkin = True # etkinleştir<ns0:line-break/><ns0:s ns0:c="12"/>if etkin and "=" in satir: # etkinse ve satırda = bulunuyorsa<ns0:line-break/><ns0:s ns0:c="16"/>if satir.split("=")[0] == veri: # = işaretine göre 0. eleman aranan mı<ns0:line-break/><ns0:s ns0:c="20"/>return satir.split("=")[0] # = işaretine göre böl . elemanı al</ns0:p>
        <text:span text:style-name="rststyle-comment">
          <text:span text:style-name="rststyle-single"># iniparser.py içeriği</text:span>
        </text:span>
        <text:span text:style-name="rststyle-whitespace">
</text:span>
        <text:span text:style-name="rststyle-name">dosya</text:span>
        <text:span text:style-name="rststyle-operator">=</text:span>
        <text:span text:style-name="rststyle-keyword">
          <text:span text:style-name="rststyle-constant">None</text:span>
        </text:span>
        <text:span text:style-name="rststyle-comment">
          <text:span text:style-name="rststyle-single"># boş dosya nesnesi</text:span>
        </text:span>
        <text:span text:style-name="rststyle-whitespace">
</text:span>
        <text:span text:style-name="rststyle-keyword">class</text:span>
        <text:span text:style-name="rststyle-name">
          <text:span text:style-name="rststyle-class">inidosya</text:span>
        </text:span>
        <text:span text:style-name="rststyle-punctuation">:</text:span>
        <text:span text:style-name="rststyle-whitespace">
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yol</text:span>
        <text:span text:style-name="rststyle-punctuation">):</text:span>
        <text:span text:style-name="rststyle-whitespace">
</text:span>
        <text:span text:style-name="rststyle-name">ini</text:span>
        <text:span text:style-name="rststyle-operator">=</text:span>
        <text:span text:style-name="rststyle-name">
          <text:span text:style-name="rststyle-builtin">open</text:span>
        </text:span>
        <text:span text:style-name="rststyle-punctuation">(</text:span>
        <text:span text:style-name="rststyle-name">yol</text:span>
        <text:span text:style-name="rststyle-punctuation">,</text:span>
        <text:span text:style-name="rststyle-literal">
          <text:span text:style-name="rststyle-string">
            <text:span text:style-name="rststyle-double">"r"</text:span>
          </text:span>
        </text:span>
        <text:span text:style-name="rststyle-punctuation">)</text:span>
        <text:span text:style-name="rststyle-comment">
          <text:span text:style-name="rststyle-single"># ini dosyasını açtık</text:span>
        </text:span>
        <text:span text:style-name="rststyle-whitespace">
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icerik</text:span>
        <text:span text:style-name="rststyle-operator">=</text:span>
        <text:span text:style-name="rststyle-name">ini</text:span>
        <text:span text:style-name="rststyle-operator">.</text:span>
        <text:span text:style-name="rststyle-name">read</text:span>
        <text:span text:style-name="rststyle-punctuation">()</text:span>
        <text:span text:style-name="rststyle-comment">
          <text:span text:style-name="rststyle-single"># dosya içeriğini okuduk</text:span>
        </text:span>
        <text:span text:style-name="rststyle-whitespace">
</text:span>
        <text:span text:style-name="rststyle-keyword">def</text:span>
        <text:span text:style-name="rststyle-name">
          <text:span text:style-name="rststyle-function">deger_al</text:span>
        </text:span>
        <text:span text:style-name="rststyle-punctuation">(</text:span>
        <text:span text:style-name="rststyle-name">bolum</text:span>
        <text:span text:style-name="rststyle-punctuation">,</text:span>
        <text:span text:style-name="rststyle-name">veri</text:span>
        <text:span text:style-name="rststyle-punctuation">):</text:span>
        <text:span text:style-name="rststyle-whitespace">
</text:span>
        <text:span text:style-name="rststyle-name">etkin</text:span>
        <text:span text:style-name="rststyle-operator">=</text:span>
        <text:span text:style-name="rststyle-keyword">
          <text:span text:style-name="rststyle-constant">False</text:span>
        </text:span>
        <text:span text:style-name="rststyle-comment">
          <text:span text:style-name="rststyle-single"># istenilen yere gelene kadar etkisiz kal</text:span>
        </text:span>
        <text:span text:style-name="rststyle-whitespace">
</text:span>
        <text:span text:style-name="rststyle-keyword">for</text:span>
        <text:span text:style-name="rststyle-name">satir</text:span>
        <text:span text:style-name="rststyle-operator">
          <text:span text:style-name="rststyle-word">in</text:span>
        </text:span>
        <text:span text:style-name="rststyle-name">dosya</text:span>
        <text:span text:style-name="rststyle-operator">.</text:span>
        <text:span text:style-name="rststyle-name">icerik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:</text:span>
        <text:span text:style-name="rststyle-whitespace">
</text:span>
        <text:span text:style-name="rststyle-keyword">if</text:span>
        <text:span text:style-name="rststyle-literal">
          <text:span text:style-name="rststyle-string">
            <text:span text:style-name="rststyle-double">"["</text:span>
          </text:span>
        </text:span>
        <text:span text:style-name="rststyle-operator">+</text:span>
        <text:span text:style-name="rststyle-name">bolum</text:span>
        <text:span text:style-name="rststyle-operator">+</text:span>
        <text:span text:style-name="rststyle-literal">
          <text:span text:style-name="rststyle-string">
            <text:span text:style-name="rststyle-double">"]"</text:span>
          </text:span>
        </text:span>
        <text:span text:style-name="rststyle-operator">
          <text:span text:style-name="rststyle-word">in</text:span>
        </text:span>
        <text:span text:style-name="rststyle-name">satir</text:span>
        <text:span text:style-name="rststyle-punctuation">:</text:span>
        <text:span text:style-name="rststyle-comment">
          <text:span text:style-name="rststyle-single"># okunan satırda istenilen bölümün başı mı</text:span>
        </text:span>
        <text:span text:style-name="rststyle-whitespace">
</text:span>
        <text:span text:style-name="rststyle-name">etkin</text:span>
        <text:span text:style-name="rststyle-operator">=</text:span>
        <text:span text:style-name="rststyle-keyword">
          <text:span text:style-name="rststyle-constant">True</text:span>
        </text:span>
        <text:span text:style-name="rststyle-comment">
          <text:span text:style-name="rststyle-single"># etkinleştir</text:span>
        </text:span>
        <text:span text:style-name="rststyle-whitespace">
</text:span>
        <text:span text:style-name="rststyle-keyword">if</text:span>
        <text:span text:style-name="rststyle-name">etkin</text:span>
        <text:span text:style-name="rststyle-operator">
          <text:span text:style-name="rststyle-word">and</text:span>
        </text:span>
        <text:span text:style-name="rststyle-literal">
          <text:span text:style-name="rststyle-string">
            <text:span text:style-name="rststyle-double">"="</text:span>
          </text:span>
        </text:span>
        <text:span text:style-name="rststyle-operator">
          <text:span text:style-name="rststyle-word">in</text:span>
        </text:span>
        <text:span text:style-name="rststyle-name">satir</text:span>
        <text:span text:style-name="rststyle-punctuation">:</text:span>
        <text:span text:style-name="rststyle-comment">
          <text:span text:style-name="rststyle-single"># etkinse ve satırda = bulunuyorsa</text:span>
        </text:span>
        <text:span text:style-name="rststyle-whitespace">
</text:span>
        <text:span text:style-name="rststyle-keyword">if</text:span>
        <text:span text:style-name="rststyle-name">satir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="</text:span>
          </text:span>
        </text:span>
        <text:span text:style-name="rststyle-punctuation">)[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]</text:span>
        <text:span text:style-name="rststyle-operator">==</text:span>
        <text:span text:style-name="rststyle-name">veri</text:span>
        <text:span text:style-name="rststyle-punctuation">:</text:span>
        <text:span text:style-name="rststyle-comment">
          <text:span text:style-name="rststyle-single"># = işaretine göre 0. eleman aranan mı</text:span>
        </text:span>
        <text:span text:style-name="rststyle-whitespace">
</text:span>
        <text:span text:style-name="rststyle-keyword">return</text:span>
        <text:span text:style-name="rststyle-name">satir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="</text:span>
          </text:span>
        </text:span>
        <text:span text:style-name="rststyle-punctuation">)[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]</text:span>
        <text:span text:style-name="rststyle-comment">
          <text:span text:style-name="rststyle-single"># = işaretine göre böl . elemanı al</text:span>
        </text:span>
        <ns0:p ns0:style-name="rststyle-codeblock"># main.py dosyası içeriği<ns0:line-break/>import iniparser # modülü yükle<ns0:line-break/>iniparser.dosya = iniparser.inidosya("dosya") # ini dosyasını yükle<ns0:line-break/>deger=iniparser.deger_al("hmm","veri") # değeri al<ns0:line-break/>print(deger.strip()) # değerin başında sonunda boşluk varsa sil ve yaz<ns0:line-break/>-&gt; abc123x</ns0:p>
        <text:span text:style-name="rststyle-comment">
          <text:span text:style-name="rststyle-single"># main.py dosyası içeriği</text:span>
        </text:span>
        <text:span text:style-name="rststyle-whitespace">
</text:span>
        <text:span text:style-name="rststyle-keyword">
          <text:span text:style-name="rststyle-namespace">import</text:span>
        </text:span>
        <text:span text:style-name="rststyle-name">
          <text:span text:style-name="rststyle-namespace">iniparser</text:span>
        </text:span>
        <text:span text:style-name="rststyle-comment">
          <text:span text:style-name="rststyle-single"># modülü yükle</text:span>
        </text:span>
        <text:span text:style-name="rststyle-whitespace">
</text:span>
        <text:span text:style-name="rststyle-name">iniparser</text:span>
        <text:span text:style-name="rststyle-operator">.</text:span>
        <text:span text:style-name="rststyle-name">dosya</text:span>
        <text:span text:style-name="rststyle-operator">=</text:span>
        <text:span text:style-name="rststyle-name">iniparser</text:span>
        <text:span text:style-name="rststyle-operator">.</text:span>
        <text:span text:style-name="rststyle-name">inidosya</text:span>
        <text:span text:style-name="rststyle-punctuation">(</text:span>
        <text:span text:style-name="rststyle-literal">
          <text:span text:style-name="rststyle-string">
            <text:span text:style-name="rststyle-double">"dosya"</text:span>
          </text:span>
        </text:span>
        <text:span text:style-name="rststyle-punctuation">)</text:span>
        <text:span text:style-name="rststyle-comment">
          <text:span text:style-name="rststyle-single"># ini dosyasını yükle</text:span>
        </text:span>
        <text:span text:style-name="rststyle-whitespace">
</text:span>
        <text:span text:style-name="rststyle-name">deger</text:span>
        <text:span text:style-name="rststyle-operator">=</text:span>
        <text:span text:style-name="rststyle-name">iniparser</text:span>
        <text:span text:style-name="rststyle-operator">.</text:span>
        <text:span text:style-name="rststyle-name">deger_al</text:span>
        <text:span text:style-name="rststyle-punctuation">(</text:span>
        <text:span text:style-name="rststyle-literal">
          <text:span text:style-name="rststyle-string">
            <text:span text:style-name="rststyle-double">"hmm"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veri"</text:span>
          </text:span>
        </text:span>
        <text:span text:style-name="rststyle-punctuation">)</text:span>
        <text:span text:style-name="rststyle-comment">
          <text:span text:style-name="rststyle-single"># değeri al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deger</text:span>
        <text:span text:style-name="rststyle-operator">.</text:span>
        <text:span text:style-name="rststyle-name">strip</text:span>
        <text:span text:style-name="rststyle-punctuation">())</text:span>
        <text:span text:style-name="rststyle-comment">
          <text:span text:style-name="rststyle-single"># değerin başında sonunda boşluk varsa sil ve yaz</text:span>
        </text:span>
        <text:span text:style-name="rststyle-whitespace">
</text:span>
        <text:span text:style-name="rststyle-operator">-&gt;</text:span>
        <text:span text:style-name="rststyle-name">abc123x</text:span>
        <text:p text:style-name="rststyle-textbody">Bir modülü diğer bir modülün genişletilmişi olarak tanımlayabiliriz. Gelişletilen modül asıl modüldeki tüm fonksiyonlara ve değişkenlere sahip olur. Aşağıdaki örnekteki gibi <text:span text:style-name="rststyle-strong">super().__init__()</text:span> kullanarak üst modülümüzdeki tüm tanımlamalara sahip olmasını sağlayabiliriz.</text:p>
        <ns0:p ns0:style-name="rststyle-codeblock"># ornek.py dosyası<ns0:line-break/>class deneme:<ns0:line-break/><ns0:s ns0:c="4"/>def __init__(self):<ns0:line-break/><ns0:s ns0:c="8"/>self.sayi = 13<ns0:line-break/><ns0:s ns0:c="4"/>def hmm(self,yazi):<ns0:line-break/><ns0:s ns0:c="8"/>print(yazi)<ns0:line-break/><ns0:line-break/>class genis(deneme):<ns0:line-break/><ns0:s ns0:c="4"/>def __init__(self):<ns0:line-break/><ns0:s ns0:c="8"/>super().__init__()<ns0:line-break/><ns0:s ns0:c="8"/>self.sayi2 = 44</ns0:p>
        <text:span text:style-name="rststyle-comment">
          <text:span text:style-name="rststyle-single"># ornek.py dosyası</text:span>
        </text:span>
        <text:span text:style-name="rststyle-whitespace">
</text:span>
        <text:span text:style-name="rststyle-keyword">class</text:span>
        <text:span text:style-name="rststyle-name">
          <text:span text:style-name="rststyle-class">deneme</text:span>
        </text:span>
        <text:span text:style-name="rststyle-punctuation">:</text:span>
        <text:span text:style-name="rststyle-whitespace">
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):</text:span>
        <text:span text:style-name="rststyle-whitespace">
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</text:span>
        <text:span text:style-name="rststyle-operator">=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whitespace">
</text:span>
        <text:span text:style-name="rststyle-keyword">def</text:span>
        <text:span text:style-name="rststyle-name">
          <text:span text:style-name="rststyle-function">hmm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yazi</text:span>
        <text:span text:style-name="rststyle-punctuation">):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whitespace">

</text:span>
        <text:span text:style-name="rststyle-keyword">class</text:span>
        <text:span text:style-name="rststyle-name">
          <text:span text:style-name="rststyle-class">genis</text:span>
        </text:span>
        <text:span text:style-name="rststyle-punctuation">(</text:span>
        <text:span text:style-name="rststyle-name">deneme</text:span>
        <text:span text:style-name="rststyle-punctuation">):</text:span>
        <text:span text:style-name="rststyle-whitespace">
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):</text:span>
        <text:span text:style-name="rststyle-whitespace">
</text:span>
        <text:span text:style-name="rststyle-name">
          <text:span text:style-name="rststyle-builtin">super</text:span>
        </text:span>
        <text:span text:style-name="rststyle-punctuation">()</text:span>
        <text:span text:style-name="rststyle-operator">.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)</text:span>
        <text:span text:style-name="rststyle-whitespace">
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operator">=</text:span>
        <text:span text:style-name="rststyle-literal">
          <text:span text:style-name="rststyle-number">
            <text:span text:style-name="rststyle-integer">44</text:span>
          </text:span>
        </text:span>
        <ns0:p ns0:style-name="rststyle-codeblock"># main.py dosyası<ns0:line-break/>from ornek import genis as g # ornek.py dosyasındaki genis sınıfını g olarak içeri aldık.<ns0:line-break/>print(g.sayi, g.sayi2)<ns0:line-break/>g.hmm("abc123")<ns0:line-break/>-&gt; 13 44<ns0:line-break/>-&gt; abc123</ns0:p>
        <text:span text:style-name="rststyle-comment">
          <text:span text:style-name="rststyle-single"># main.py dosyası</text:span>
        </text:span>
        <text:span text:style-name="rststyle-whitespace">
</text:span>
        <text:span text:style-name="rststyle-keyword">
          <text:span text:style-name="rststyle-namespace">from</text:span>
        </text:span>
        <text:span text:style-name="rststyle-name">
          <text:span text:style-name="rststyle-namespace">ornek</text:span>
        </text:span>
        <text:span text:style-name="rststyle-keyword">
          <text:span text:style-name="rststyle-namespace">import</text:span>
        </text:span>
        <text:span text:style-name="rststyle-name">genis</text:span>
        <text:span text:style-name="rststyle-keyword">as</text:span>
        <text:span text:style-name="rststyle-name">g</text:span>
        <text:span text:style-name="rststyle-comment">
          <text:span text:style-name="rststyle-single"># ornek.py dosyasındaki genis sınıfını g olarak içeri aldık.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g</text:span>
        <text:span text:style-name="rststyle-operator">.</text:span>
        <text:span text:style-name="rststyle-name">sayi</text:span>
        <text:span text:style-name="rststyle-punctuation">,</text:span>
        <text:span text:style-name="rststyle-name">g</text:span>
        <text:span text:style-name="rststyle-operator">.</text:span>
        <text:span text:style-name="rststyle-name">sayi2</text:span>
        <text:span text:style-name="rststyle-punctuation">)</text:span>
        <text:span text:style-name="rststyle-whitespace">
</text:span>
        <text:span text:style-name="rststyle-name">g</text:span>
        <text:span text:style-name="rststyle-operator">.</text:span>
        <text:span text:style-name="rststyle-name">hmm</text:span>
        <text:span text:style-name="rststyle-punctuation">(</text:span>
        <text:span text:style-name="rststyle-literal">
          <text:span text:style-name="rststyle-string">
            <text:span text:style-name="rststyle-double">"abc123"</text:span>
          </text:span>
        </text:span>
        <text:span text:style-name="rststyle-punctuation">)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literal">
          <text:span text:style-name="rststyle-number">
            <text:span text:style-name="rststyle-integer">44</text:span>
          </text:span>
        </text:span>
        <text:span text:style-name="rststyle-whitespace">
</text:span>
        <text:span text:style-name="rststyle-operator">-&gt;</text:span>
        <text:span text:style-name="rststyle-name">abc123</text:spa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3-05-19T08:13:17</meta:creation-date>
    <dc:creator>a</dc:creator>
    <dc:date>2023-05-19T08:13:17</dc:date>
    <dc:language>en-US</dc:language>
    <meta:editing-cycles>1</meta:editing-cycles>
    <meta:editing-duration>PT00M01S</meta:editing-duration>
    <dc:title>Python dersi</dc:title>
  </office:meta>
</office:document-meta>
</file>